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B85000003481D38FDF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2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331cm" fo:min-width="3.063cm" fo:padding-top="0cm" fo:padding-bottom="0cm" fo:padding-left="0cm" fo:padding-right="0cm"/>
    </style:style>
    <style:style style:name="gr3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1cm" svg:stroke-color="#000000" draw:marker-start-width="0.235cm" draw:marker-end-width="0.235cm" draw:fill-color="#ffffff" draw:textarea-vertical-align="middle" draw:fit-to-size="tru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68cm" fo:min-width="0.121cm" fo:padding-top="0.02cm" fo:padding-bottom="0.02cm" fo:padding-left="0.02cm" fo:padding-right="0.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68cm" fo:min-width="0.121cm" fo:padding-top="0.02cm" fo:padding-bottom="0.02cm" fo:padding-left="0.02cm" fo:padding-right="0.02cm"/>
    </style:style>
    <style:style style:name="gr11" style:family="graphic" style:parent-style-name="objectwithoutfill">
      <style:graphic-properties svg:stroke-width="0.03cm" svg:stroke-color="#996633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b84747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fill-color="#996633" draw:textarea-vertical-align="middle"/>
    </style:style>
    <style:style style:name="gr14" style:family="graphic" style:parent-style-name="standard">
      <style:graphic-properties draw:fill-color="#b84747" draw:textarea-vertical-align="middle"/>
    </style:style>
    <style:style style:name="gr15" style:family="graphic" style:parent-style-name="objectwithoutfill">
      <style:graphic-properties svg:stroke-width="0.03cm" svg:stroke-color="#ff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fill-color="#ff0000" draw:textarea-vertical-align="middle"/>
    </style:style>
    <style:style style:name="gr17" style:family="graphic" style:parent-style-name="standard">
      <style:graphic-properties draw:fill-color="#808000" draw:textarea-vertical-align="middle"/>
    </style:style>
    <style:style style:name="gr18" style:family="graphic" style:parent-style-name="objectwithoutfill">
      <style:graphic-properties svg:stroke-width="0.03cm" svg:stroke-color="#808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4700b8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svg:stroke-color="#944794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solid" svg:stroke-width="0.024cm" svg:stroke-color="#008000" draw:textarea-horizontal-align="center" draw:textarea-vertical-align="middle" fo:padding-top="0.012cm" fo:padding-bottom="0.012cm" fo:padding-left="0.012cm" fo:padding-right="0.012cm"/>
    </style:style>
    <style:style style:name="gr23" style:family="graphic" style:parent-style-name="standard">
      <style:graphic-properties draw:stroke="solid" svg:stroke-width="0.024cm" svg:stroke-color="#800000" draw:textarea-horizontal-align="center" draw:textarea-vertical-align="middle" fo:padding-top="0.012cm" fo:padding-bottom="0.012cm" fo:padding-left="0.012cm" fo:padding-right="0.012cm"/>
    </style:style>
    <style:style style:name="gr24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25" style:family="graphic" style:parent-style-name="standard">
      <style:graphic-properties svg:stroke-width="0.01cm" svg:stroke-color="#00ff00" draw:marker-start-width="0.34cm" draw:marker-end-width="0.34cm" draw:fill-color="#000000" draw:textarea-horizontal-align="center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svg:stroke-width="0.01cm" svg:stroke-color="#00ff00" draw:marker-start-width="0.34cm" draw:marker-end-width="0.34cm" draw:fill-color="#ffffff" draw:textarea-horizontal-align="center" draw:textarea-vertical-align="middle" fo:padding-top="0.13cm" fo:padding-bottom="0.13cm" fo:padding-left="0.255cm" fo:padding-right="0.255cm"/>
    </style:style>
    <style:style style:name="gr27" style:family="graphic" style:parent-style-name="objectwithoutfill">
      <style:graphic-properties svg:stroke-width="0.03cm" svg:stroke-color="#8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276cm" fo:min-width="0.493cm" fo:padding-top="0.02cm" fo:padding-bottom="0.02cm" fo:padding-left="0.02cm" fo:padding-right="0.02cm"/>
    </style:style>
    <style:style style:name="gr29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31cm" fo:min-width="2.106cm" fo:padding-top="0.02cm" fo:padding-bottom="0.02cm" fo:padding-left="0.02cm" fo:padding-right="0.02cm"/>
    </style:style>
    <style:style style:name="gr30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cm" fo:min-width="0.95cm" fo:padding-top="0.02cm" fo:padding-bottom="0.02cm" fo:padding-left="0.02cm" fo:padding-right="0.02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251cm" fo:min-width="0.408cm" fo:padding-top="0.02cm" fo:padding-bottom="0.02cm" fo:padding-left="0.02cm" fo:padding-right="0.02cm"/>
    </style:style>
    <style:style style:name="gr37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/>
    </style:style>
    <style:style style:name="gr38" style:family="graphic" style:parent-style-name="standard">
      <style:graphic-properties svg:stroke-width="0.01cm" svg:stroke-color="#808080" draw:marker-start-width="0.34cm" draw:marker-end-width="0.34cm" draw:fill-color="#ff0000" draw:textarea-horizontal-align="center" draw:textarea-vertical-align="middle" fo:padding-top="0.13cm" fo:padding-bottom="0.13cm" fo:padding-left="0.255cm" fo:padding-right="0.255cm"/>
    </style:style>
    <style:style style:name="gr39" style:family="graphic" style:parent-style-name="standard">
      <style:graphic-properties svg:stroke-width="0.01cm" svg:stroke-color="#808080" draw:marker-start-width="0.34cm" draw:marker-end-width="0.34cm" draw:fill-color="#ffffff" draw:textarea-horizontal-align="center" draw:textarea-vertical-align="middle" fo:padding-top="0.13cm" fo:padding-bottom="0.13cm" fo:padding-left="0.255cm" fo:padding-right="0.255cm"/>
    </style:style>
    <style:style style:name="gr40" style:family="graphic" style:parent-style-name="standard">
      <style:graphic-properties svg:stroke-width="0.01cm" svg:stroke-color="#808080" draw:marker-start-width="0.34cm" draw:marker-end-width="0.34cm" draw:fill-color="#000000" draw:textarea-horizontal-align="center" draw:textarea-vertical-align="middle" fo:padding-top="0.13cm" fo:padding-bottom="0.13cm" fo:padding-left="0.255cm" fo:padding-right="0.255cm"/>
    </style:style>
    <style:style style:name="gr41" style:family="graphic" style:parent-style-name="objectwithoutfill">
      <style:graphic-properties svg:stroke-width="0.03cm" svg:stroke-color="#00808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3cm" svg:stroke-color="#0000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/>
    </style:style>
    <style:style style:name="gr44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draw:stroke="dash" draw:stroke-dash="Ultrafine_20_Dashed" svg:stroke-width="0.03cm" svg:stroke-color="#000000" draw:marker-start-width="0.365cm" draw:marker-end-width="0.365cm" draw:textarea-horizontal-align="center" draw:textarea-vertical-align="middle" fo:padding-top="0.14cm" fo:padding-bottom="0.14cm" fo:padding-left="0.265cm" fo:padding-right="0.265cm"/>
    </style:style>
    <style:style style:name="gr46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48" style:family="graphic" style:parent-style-name="objectwithoutfill">
      <style:graphic-properties svg:stroke-width="0.03cm" svg:stroke-color="#80008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49" style:family="graphic" style:parent-style-name="objectwithoutfill">
      <style:graphic-properties svg:stroke-width="0.03cm" svg:stroke-color="#80808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/>
    </style:style>
    <style:style style:name="gr52" style:family="graphic" style:parent-style-name="objectwithoutfill">
      <style:graphic-properties svg:stroke-width="0.03cm" svg:stroke-color="#0080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draw:stroke="none" svg:stroke-color="#000000" draw:fill="none" draw:textarea-vertical-align="middle" draw:auto-grow-height="false" draw:fit-to-size="true" fo:min-height="0.32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fo:min-height="0.27cm" fo:min-width="0.121cm" fo:padding-top="0.02cm" fo:padding-bottom="0.02cm" fo:padding-left="0.02cm" fo:padding-right="0.02cm"/>
    </style:style>
    <style:style style:name="gr55" style:family="graphic" style:parent-style-name="objectwithoutfill">
      <style:graphic-properties svg:stroke-width="0.03cm" svg:stroke-color="#4c4c4c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56" style:family="graphic" style:parent-style-name="standard">
      <style:graphic-properties draw:stroke="solid" svg:stroke-width="0.024cm" svg:stroke-color="#000000" draw:textarea-horizontal-align="center" draw:textarea-vertical-align="middle" fo:padding-top="0.012cm" fo:padding-bottom="0.012cm" fo:padding-left="0.012cm" fo:padding-right="0.012cm"/>
    </style:style>
    <style:style style:name="gr57" style:family="graphic" style:parent-style-name="objectwithoutfill">
      <style:graphic-properties svg:stroke-width="0.03cm" svg:stroke-color="#c0c0c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/>
    </style:style>
    <style:style style:name="gr58" style:family="graphic" style:parent-style-name="standard">
      <style:graphic-properties svg:stroke-width="0.03cm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/>
    </style:style>
    <style:style style:name="gr59" style:family="graphic" style:parent-style-name="standard">
      <style:graphic-properties draw:fill-color="#ccffff" draw:opacity="50%" draw:textarea-vertical-align="middle" draw:shadow-opacity="50%"/>
    </style:style>
    <style:style style:name="gr60" style:family="graphic" style:parent-style-name="standard">
      <style:graphic-properties draw:fill-color="#c0c0c0" draw:textarea-vertical-align="middle"/>
    </style:style>
    <style:style style:name="gr61" style:family="graphic" style:parent-style-name="standard">
      <style:graphic-properties svg:stroke-color="#000000" draw:fill-color="#ffff00" draw:textarea-horizontal-align="center" draw:textarea-vertical-align="middle"/>
    </style:style>
    <style:style style:name="gr62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3" style:family="graphic" style:parent-style-name="objectwithoutfill">
      <style:graphic-properties svg:stroke-width="0.03cm" svg:stroke-color="#8000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4" style:family="graphic" style:parent-style-name="standard">
      <style:graphic-properties svg:stroke-color="#000000" draw:fill-color="#0000ff" draw:textarea-horizontal-align="center" draw:textarea-vertical-align="middle"/>
    </style:style>
    <style:style style:name="gr65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7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8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svg:stroke-color="#000000" draw:fill-color="#000000" draw:textarea-horizontal-align="center" draw:textarea-vertical-align="middle"/>
    </style:style>
    <style:style style:name="gr71" style:family="graphic" style:parent-style-name="standard">
      <style:graphic-properties svg:stroke-color="#000000" draw:fill-color="#808080" draw:textarea-horizontal-align="center" draw:textarea-vertical-align="middle"/>
    </style:style>
    <style:style style:name="gr72" style:family="graphic" style:parent-style-name="standard">
      <style:graphic-properties svg:stroke-color="#000000" draw:fill-color="#800000" draw:textarea-horizontal-align="center" draw:textarea-vertical-align="middle"/>
    </style:style>
    <style:style style:name="gr73" style:family="graphic" style:parent-style-name="standard">
      <style:graphic-properties svg:stroke-color="#000000" draw:fill-color="#e6e6ff" draw:textarea-horizontal-align="center" draw:textarea-vertical-align="middle"/>
    </style:style>
    <style:style style:name="gr74" style:family="graphic" style:parent-style-name="standard">
      <style:graphic-properties svg:stroke-color="#000000" draw:fill-color="#944794" draw:textarea-horizontal-align="center" draw:textarea-vertical-align="middle"/>
    </style:style>
    <style:style style:name="gr75" style:family="graphic" style:parent-style-name="standard">
      <style:graphic-properties svg:stroke-color="#000000" draw:fill-color="#33cc66" draw:textarea-horizontal-align="center" draw:textarea-vertical-align="middle"/>
    </style:style>
    <style:style style:name="gr76" style:family="graphic" style:parent-style-name="standard">
      <style:graphic-properties svg:stroke-color="#000000" draw:fill-color="#b3b300" draw:textarea-horizontal-align="center" draw:textarea-vertical-align="middle"/>
    </style:style>
    <style:style style:name="gr77" style:family="graphic" style:parent-style-name="standard">
      <style:graphic-properties svg:stroke-color="#000000" draw:fill-color="#ff6633" draw:textarea-horizontal-align="center" draw:textarea-vertical-align="middle"/>
    </style:style>
    <style:style style:name="gr78" style:family="graphic" style:parent-style-name="standard">
      <style:graphic-properties svg:stroke-color="#000000" draw:fill-color="#808000" draw:textarea-horizontal-align="center" draw:textarea-vertical-align="middle"/>
    </style:style>
    <style:style style:name="gr79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276cm" fo:min-width="0.13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276cm" fo:min-width="1.00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fill-color="#ffffff" draw:textarea-horizontal-align="left" draw:auto-grow-height="true" draw:auto-grow-width="true" draw:fit-to-size="false" fo:min-height="0.276cm" fo:min-width="0.264cm" fo:padding-top="0cm" fo:padding-bottom="0cm" fo:padding-left="0cm" fo:padding-right="0cm"/>
    </style:style>
    <style:style style:name="gr82" style:family="graphic" style:parent-style-name="objectwithoutfill">
      <style:graphic-properties svg:stroke-width="0.03cm" svg:stroke-color="#808019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83" style:family="graphic" style:parent-style-name="standard">
      <style:graphic-properties draw:fill-color="#ff6633" draw:textarea-horizontal-align="center" draw:textarea-vertical-align="middle"/>
    </style:style>
    <style:style style:name="gr84" style:family="graphic" style:parent-style-name="standard">
      <style:graphic-properties draw:fill-color="#808019" draw:textarea-horizontal-align="center" draw:textarea-vertical-align="middle"/>
    </style:style>
    <style:style style:name="gr85" style:family="graphic" style:parent-style-name="standard">
      <style:graphic-properties draw:fill-color="#ff0000" draw:textarea-horizontal-align="center" draw:textarea-vertical-align="middle"/>
    </style:style>
    <style:style style:name="gr86" style:family="graphic" style:parent-style-name="standard">
      <style:graphic-properties svg:stroke-width="0.01cm" draw:marker-start-width="0.3cm" draw:marker-end-width="0.3cm" draw:fill-color="#944794" draw:textarea-horizontal-align="center" draw:textarea-vertical-align="middle" fo:padding-top="0.13cm" fo:padding-bottom="0.13cm" fo:padding-left="0.255cm" fo:padding-right="0.255cm"/>
    </style:style>
    <style:style style:name="gr87" style:family="graphic" style:parent-style-name="standard">
      <style:graphic-properties svg:stroke-color="#000000" draw:fill-color="#cccccc" draw:opacity="50%" draw:textarea-vertical-align="middle" draw:shadow-opacity="50%"/>
    </style:style>
    <style:style style:name="gr8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P3" style:family="paragraph">
      <style:paragraph-properties fo:text-align="center"/>
      <style:text-properties fo:font-size="6pt"/>
    </style:style>
    <style:style style:name="P4" style:family="paragraph">
      <style:text-properties fo:font-family="Calibri" style:font-family-generic="swiss" style:font-pitch="variable" fo:font-size="6pt" style:font-size-asian="6pt" style:font-size-complex="6pt"/>
    </style:style>
    <style:style style:name="P5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pt" style:font-weight-asian="bold" style:font-family-complex="ARIAL" style:font-family-generic-complex="swiss" style:font-pitch-complex="variable" style:font-size-complex="6pt" style:font-weight-complex="bold" style:text-scale="100%" style:text-overline-style="none" style:text-overline-color="font-color"/>
    </style:style>
    <style:style style:name="P6" style:family="paragraph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P7" style:family="paragraph">
      <style:text-properties fo:color="#000000" fo:font-size="6pt" fo:font-style="italic" style:font-size-asian="10pt" style:font-style-asian="italic" style:font-size-complex="10pt" style:font-style-complex="italic"/>
    </style:style>
    <style:style style:name="P8" style:family="paragraph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P9" style:family="paragraph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P10" style:family="paragraph">
      <style:text-properties fo:color="#ff0000" fo:font-size="6pt" fo:font-style="italic" style:font-size-asian="10pt" style:font-style-asian="italic" style:font-size-complex="10pt" style:font-style-complex="italic"/>
    </style:style>
    <style:style style:name="P11" style:family="paragraph">
      <style:text-properties fo:color="#008080" fo:font-size="6pt" fo:font-style="italic" style:font-size-asian="10pt" style:font-style-asian="italic" style:font-size-complex="10pt" style:font-style-complex="italic"/>
    </style:style>
    <style:style style:name="P12" style:family="paragraph">
      <style:text-properties fo:color="#800080" fo:font-size="6pt" fo:font-style="italic" style:font-size-asian="10pt" style:font-style-asian="italic" style:font-size-complex="10pt" style:font-style-complex="italic"/>
    </style:style>
    <style:style style:name="P13" style:family="paragraph">
      <style:text-properties fo:font-family="Arial" style:font-family-generic="swiss" style:font-pitch="variable" fo:font-size="8pt" style:font-size-asian="8pt" style:font-size-complex="8pt"/>
    </style:style>
    <style:style style:name="P14" style:family="paragraph">
      <style:text-properties fo:color="#008000" fo:font-size="6pt" fo:font-style="italic" style:font-size-asian="10pt" style:font-style-asian="italic" style:font-size-complex="10pt" style:font-style-complex="italic"/>
    </style:style>
    <style:style style:name="P15" style:family="paragraph">
      <style:text-properties fo:color="#800000" fo:font-size="6pt" fo:font-style="italic" style:font-size-asian="10pt" style:font-style-asian="italic" style:font-size-complex="10pt" style:font-style-complex="italic"/>
    </style:style>
    <style:style style:name="P16" style:family="paragraph">
      <style:text-properties fo:color="#000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P17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18" style:family="paragraph">
      <style:text-properties style:use-window-font-color="true" style:text-outline="false" style:text-line-through-style="none" fo:font-family="ARIAL" style:font-family-generic="swiss" style:font-pitch="variable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style-asian="italic" style:font-family-complex="ARIAL" style:font-family-generic-complex="swiss" style:font-pitch-complex="variable" style:font-size-complex="6pt" style:font-style-complex="italic" style:text-scale="100%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2" style:family="text">
      <style:text-properties fo:font-family="Calibri" style:font-family-generic="swiss" style:font-pitch="variable" fo:font-size="6pt" style:font-size-asian="6pt" style:font-size-complex="6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weight-asian="bold" style:font-family-complex="ARIAL" style:font-family-generic-complex="swiss" style:font-pitch-complex="variable" style:font-size-complex="6.69999980926514pt" style:font-weight-complex="bold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family-complex="ARIAL" style:font-family-generic-complex="swiss" style:font-pitch-complex="variable" style:font-size-complex="6.69999980926514pt" style:text-scale="100%" style:text-overline-style="none" style:text-overline-color="font-color"/>
    </style:style>
    <style:style style:name="T5" style:family="text">
      <style:text-properties fo:color="#000000" fo:font-size="6pt" fo:font-style="italic" style:font-size-asian="10pt" style:font-style-asian="italic" style:font-size-complex="10pt" style:font-style-complex="italic"/>
    </style:style>
    <style:style style:name="T6" style:family="text">
      <style:text-properties fo:color="#cccc00" fo:font-size="6pt" fo:font-style="italic" fo:font-weight="normal" style:font-size-asian="10pt" style:font-style-asian="italic" style:font-size-complex="10pt" style:font-style-complex="italic"/>
    </style:style>
    <style:style style:name="T7" style:family="text">
      <style:text-properties fo:color="#00ae00" fo:font-size="6pt" fo:font-style="italic" fo:font-weight="normal" style:font-size-asian="10pt" style:font-style-asian="italic" style:font-size-complex="10pt" style:font-style-complex="italic"/>
    </style:style>
    <style:style style:name="T8" style:family="text">
      <style:text-properties fo:color="#ff0000" fo:font-size="6pt" fo:font-style="italic" style:font-size-asian="10pt" style:font-style-asian="italic" style:font-size-complex="10pt" style:font-style-complex="italic"/>
    </style:style>
    <style:style style:name="T9" style:family="text">
      <style:text-properties fo:color="#008080" fo:font-size="6pt" fo:font-style="italic" style:font-size-asian="10pt" style:font-style-asian="italic" style:font-size-complex="10pt" style:font-style-complex="italic"/>
    </style:style>
    <style:style style:name="T10" style:family="text">
      <style:text-properties fo:color="#800080" fo:font-size="6pt" fo:font-style="italic" style:font-size-asian="10pt" style:font-style-asian="italic" style:font-size-complex="10pt" style:font-style-complex="italic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 style:text-overline-style="none" style:text-overline-color="font-color"/>
    </style:style>
    <style:style style:name="T12" style:family="text">
      <style:text-properties fo:color="#008000" fo:font-size="6pt" fo:font-style="italic" style:font-size-asian="10pt" style:font-style-asian="italic" style:font-size-complex="10pt" style:font-style-complex="italic"/>
    </style:style>
    <style:style style:name="T13" style:family="text">
      <style:text-properties fo:color="#800000" fo:font-size="6pt" fo:font-style="italic" style:font-size-asian="10pt" style:font-style-asian="italic" style:font-size-complex="10pt" style:font-style-complex="italic"/>
    </style:style>
    <style:style style:name="T14" style:family="text">
      <style:text-properties fo:color="#000000" fo:font-family="Arial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6.6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.69999980926514pt" style:font-style-asian="italic" style:font-family-complex="ARIAL" style:font-family-generic-complex="swiss" style:font-pitch-complex="variable" style:font-size-complex="6.69999980926514pt" style:font-style-complex="italic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4cm" svg:height="1.8cm" svg:x="12.2cm" svg:y="10.4cm">
          <text:p/>
        </draw:rect>
        <draw:frame draw:style-name="gr2" draw:text-style-name="P2" draw:layer="layout" svg:width="3.063cm" svg:height="0.331cm" svg:x="2.7cm" svg:y="2.469cm">
          <draw:text-box>
            <text:p><text:span text:style-name="T1">Modul11 - Verdrahtung</text:span></text:p>
          </draw:text-box>
        </draw:frame>
        <draw:polyline draw:style-name="gr3" draw:text-style-name="P3" draw:layer="layout" svg:width="1.899cm" svg:height="1.899cm" svg:x="2.6cm" svg:y="6.6cm" svg:viewBox="0 0 1900 1900" draw:points="1900,0 1800,200 1800,1900 0,1900 0,1700">
          <text:p/>
        </draw:polyline>
        <draw:polyline draw:style-name="gr4" draw:text-style-name="P1" draw:layer="layout" svg:width="1.899cm" svg:height="1.799cm" svg:x="2.8cm" svg:y="6.6cm" svg:viewBox="0 0 1900 1800" draw:points="1900,0 1800,100 1800,1800 0,1800 0,1700">
          <text:p/>
        </draw:polyline>
        <draw:polyline draw:style-name="gr5" draw:text-style-name="P1" draw:layer="layout" svg:width="1.299cm" svg:height="5.799cm" svg:x="3.2cm" svg:y="8.3cm" svg:viewBox="0 0 1300 5800" draw:points="1300,5800 1300,500 0,500 0,0">
          <text:p/>
        </draw:polyline>
        <draw:polyline draw:style-name="gr6" draw:text-style-name="P1" draw:layer="layout" svg:width="1.299cm" svg:height="4.799cm" svg:x="3cm" svg:y="8.3cm" svg:viewBox="0 0 1300 4800" draw:points="1300,4800 1300,600 0,600 0,0">
          <text:p/>
        </draw:polyline>
        <draw:frame draw:style-name="gr7" draw:text-style-name="P1" draw:layer="layout" svg:width="10.01cm" svg:height="2.8cm" svg:x="9cm" svg:y="2.2cm">
          <draw:image xlink:href="Pictures/1000000000000B85000003481D38FDF5.png" xlink:type="simple" xlink:show="embed" xlink:actuate="onLoad">
            <text:p/>
          </draw:image>
        </draw:frame>
        <draw:rect draw:style-name="gr8" draw:text-style-name="P1" draw:layer="layout" svg:width="0.2cm" svg:height="0.3cm" svg:x="12.8cm" svg:y="6.3cm">
          <text:p/>
        </draw:rect>
        <draw:frame draw:style-name="gr9" draw:text-style-name="P4" draw:layer="layout" svg:width="0.2cm" svg:height="0.3cm" svg:x="12.8cm" svg:y="6.3cm">
          <draw:text-box>
            <text:p><text:span text:style-name="T2">WA</text:span></text:p>
          </draw:text-box>
        </draw:frame>
        <draw:rect draw:style-name="gr8" draw:text-style-name="P1" draw:layer="layout" svg:width="0.2cm" svg:height="0.3cm" svg:x="13cm" svg:y="6.3cm">
          <text:p/>
        </draw:rect>
        <draw:frame draw:style-name="gr10" draw:text-style-name="P4" draw:layer="layout" svg:width="0.2cm" svg:height="0.3cm" svg:x="13cm" svg:y="6.3cm">
          <draw:text-box>
            <text:p><text:span text:style-name="T2">W0</text:span></text:p>
          </draw:text-box>
        </draw:frame>
        <draw:rect draw:style-name="gr8" draw:text-style-name="P1" draw:layer="layout" svg:width="0.2cm" svg:height="0.3cm" svg:x="13.2cm" svg:y="6.3cm">
          <text:p/>
        </draw:rect>
        <draw:frame draw:style-name="gr10" draw:text-style-name="P4" draw:layer="layout" svg:width="0.2cm" svg:height="0.3cm" svg:x="13.2cm" svg:y="6.3cm">
          <draw:text-box>
            <text:p><text:span text:style-name="T2">WB</text:span></text:p>
          </draw:text-box>
        </draw:frame>
        <draw:rect draw:style-name="gr8" draw:text-style-name="P1" draw:layer="layout" svg:width="0.2cm" svg:height="0.3cm" svg:x="13.4cm" svg:y="6.3cm">
          <text:p/>
        </draw:rect>
        <draw:frame draw:style-name="gr10" draw:text-style-name="P4" draw:layer="layout" svg:width="0.2cm" svg:height="0.3cm" svg:x="13.4cm" svg:y="6.3cm">
          <draw:text-box>
            <text:p><text:span text:style-name="T2">NN1</text:span></text:p>
          </draw:text-box>
        </draw:frame>
        <draw:rect draw:style-name="gr8" draw:text-style-name="P1" draw:layer="layout" svg:width="0.2cm" svg:height="0.3cm" svg:x="13.6cm" svg:y="6.3cm">
          <text:p/>
        </draw:rect>
        <draw:rect draw:style-name="gr8" draw:text-style-name="P1" draw:layer="layout" svg:width="0.2cm" svg:height="0.3cm" svg:x="13.8cm" svg:y="6.3cm">
          <text:p/>
        </draw:rect>
        <draw:rect draw:style-name="gr8" draw:text-style-name="P1" draw:layer="layout" svg:width="0.2cm" svg:height="0.3cm" svg:x="14cm" svg:y="6.3cm">
          <text:p/>
        </draw:rect>
        <draw:frame draw:style-name="gr10" draw:text-style-name="P4" draw:layer="layout" svg:width="0.2cm" svg:height="0.3cm" svg:x="13.6cm" svg:y="6.3cm">
          <draw:text-box>
            <text:p><text:span text:style-name="T2">SS1</text:span></text:p>
          </draw:text-box>
        </draw:frame>
        <draw:rect draw:style-name="gr8" draw:text-style-name="P1" draw:layer="layout" svg:width="0.2cm" svg:height="0.3cm" svg:x="14.2cm" svg:y="6.3cm">
          <text:p/>
        </draw:rect>
        <draw:rect draw:style-name="gr8" draw:text-style-name="P1" draw:layer="layout" svg:width="0.2cm" svg:height="0.3cm" svg:x="14.4cm" svg:y="6.3cm">
          <text:p/>
        </draw:rect>
        <draw:frame draw:style-name="gr10" draw:text-style-name="P4" draw:layer="layout" svg:width="0.2cm" svg:height="0.3cm" svg:x="14.4cm" svg:y="6.3cm">
          <draw:text-box>
            <text:p><text:span text:style-name="T2">SS</text:span></text:p>
          </draw:text-box>
        </draw:frame>
        <draw:frame draw:style-name="gr10" draw:text-style-name="P4" draw:layer="layout" svg:width="0.2cm" svg:height="0.3cm" svg:x="14.2cm" svg:y="6.3cm">
          <draw:text-box>
            <text:p><text:span text:style-name="T2">NN</text:span></text:p>
          </draw:text-box>
        </draw:frame>
        <draw:frame draw:style-name="gr10" draw:text-style-name="P4" draw:layer="layout" svg:width="0.2cm" svg:height="0.3cm" svg:x="14cm" svg:y="6.3cm">
          <draw:text-box>
            <text:p><text:span text:style-name="T2">V-</text:span></text:p>
          </draw:text-box>
        </draw:frame>
        <draw:frame draw:style-name="gr10" draw:text-style-name="P4" draw:layer="layout" svg:width="0.2cm" svg:height="0.3cm" svg:x="13.8cm" svg:y="6.3cm">
          <draw:text-box>
            <text:p><text:span text:style-name="T2">V+</text:span></text:p>
          </draw:text-box>
        </draw:frame>
        <draw:polyline draw:style-name="gr11" draw:text-style-name="P1" draw:layer="layout" svg:width="0.999cm" svg:height="2.899cm" svg:x="12.5cm" svg:y="3.4cm" svg:viewBox="0 0 1000 2900" draw:points="1000,2900 1000,2100 0,2100 0,0">
          <text:p/>
        </draw:polyline>
        <draw:polyline draw:style-name="gr12" draw:text-style-name="P1" draw:layer="layout" svg:width="1.399cm" svg:height="2.599cm" svg:x="12.3cm" svg:y="3.7cm" svg:viewBox="0 0 1400 2600" draw:points="1400,2600 1400,1600 0,1600 0,0">
          <text:p/>
        </draw:polyline>
        <draw:circle draw:style-name="gr13" draw:text-style-name="P1" draw:layer="layout" svg:width="0.2cm" svg:height="0.2cm" svg:x="12.4cm" svg:y="3.3cm">
          <text:p/>
        </draw:circle>
        <draw:circle draw:style-name="gr14" draw:text-style-name="P1" draw:layer="layout" svg:width="0.2cm" svg:height="0.2cm" svg:x="12.2cm" svg:y="3.6cm">
          <text:p/>
        </draw:circle>
        <draw:polyline draw:style-name="gr15" draw:text-style-name="P1" draw:layer="layout" svg:width="0.099cm" svg:height="1.699cm" svg:x="14.4cm" svg:y="4.6cm" svg:viewBox="0 0 100 1700" draw:points="0,0 100,100 100,1700">
          <text:p/>
        </draw:polyline>
        <draw:circle draw:style-name="gr16" draw:text-style-name="P1" draw:layer="layout" svg:width="0.2cm" svg:height="0.2cm" svg:x="14.3cm" svg:y="4.55cm">
          <text:p/>
        </draw:circle>
        <draw:circle draw:style-name="gr17" draw:text-style-name="P1" draw:layer="layout" svg:width="0.2cm" svg:height="0.2cm" svg:x="14.3cm" svg:y="4.3cm">
          <text:p/>
        </draw:circle>
        <draw:polyline draw:style-name="gr18" draw:text-style-name="P1" draw:layer="layout" svg:width="0.199cm" svg:height="1.899cm" svg:x="14.2cm" svg:y="4.4cm" svg:viewBox="0 0 200 1900" draw:points="200,0 0,100 0,500 100,600 100,1900">
          <text:p/>
        </draw:polyline>
        <draw:line draw:style-name="gr19" draw:text-style-name="P1" draw:layer="layout" svg:x1="14.1cm" svg:y1="6.3cm" svg:x2="14.1cm" svg:y2="4cm">
          <text:p/>
        </draw:line>
        <draw:line draw:style-name="gr20" draw:text-style-name="P1" draw:layer="layout" svg:x1="13.9cm" svg:y1="6.3cm" svg:x2="13.9cm" svg:y2="4cm">
          <text:p/>
        </draw:line>
        <draw:polyline draw:style-name="gr21" draw:text-style-name="P1" draw:layer="layout" svg:width="2.899cm" svg:height="1.599cm" svg:x="13.1cm" svg:y="4.7cm" svg:viewBox="0 0 2900 1600" draw:points="0,1600 0,1200 2900,1200 2900,0">
          <text:p/>
        </draw:polyline>
        <draw:polyline draw:style-name="gr11" draw:text-style-name="P1" draw:layer="layout" svg:width="0.999cm" svg:height="2.899cm" svg:x="12.5cm" svg:y="3.4cm" svg:viewBox="0 0 1000 2900" draw:points="1000,2900 1000,2100 0,2100 0,0">
          <text:p/>
        </draw:polyline>
        <draw:polyline draw:style-name="gr22" draw:text-style-name="P1" draw:layer="layout" svg:width="2.799cm" svg:height="1.599cm" svg:x="13.3cm" svg:y="4.7cm" svg:viewBox="0 0 2800 1600" draw:points="0,1600 0,1300 2800,1300 2800,0">
          <text:p/>
        </draw:polyline>
        <draw:polyline draw:style-name="gr23" draw:text-style-name="P1" draw:layer="layout" svg:width="2.999cm" svg:height="1.599cm" svg:x="12.9cm" svg:y="4.7cm" svg:viewBox="0 0 3000 1600" draw:points="0,1600 0,1100 3000,1100 3000,0">
          <text:p/>
        </draw:polyline>
        <draw:frame draw:style-name="gr24" draw:layer="layout" svg:width="8.7cm" svg:height="0.3cm" svg:x="2.1cm" svg:y="28.3cm">
          <draw:text-box>
            <text:p><text:file-name text:display="full">G:\!Privat3\Eisenbahn\Module\M11_AbzweigTankstelle\odg\M11_Verdrahtung_240316.odg</text:file-name></text:p>
          </draw:text-box>
        </draw:frame>
        <draw:frame draw:style-name="gr10" draw:text-style-name="P4" draw:layer="layout" svg:width="0.2cm" svg:height="0.3cm" svg:x="13.4cm" svg:y="10cm">
          <draw:text-box>
            <text:p><text:span text:style-name="T2">OUT-</text:span></text:p>
          </draw:text-box>
        </draw:frame>
        <draw:frame draw:style-name="gr10" draw:text-style-name="P4" draw:layer="layout" svg:width="0.2cm" svg:height="0.3cm" svg:x="13.2cm" svg:y="10cm">
          <draw:text-box>
            <text:p><text:span text:style-name="T2">OUT+</text:span></text:p>
          </draw:text-box>
        </draw:frame>
        <draw:g>
          <draw:rect draw:style-name="gr25" draw:text-style-name="P1" draw:layer="layout" svg:width="0.4cm" svg:height="0.2cm" svg:x="13.1cm" svg:y="10.3cm">
            <text:p/>
          </draw:rect>
          <draw:circle draw:style-name="gr26" draw:text-style-name="P1" draw:layer="layout" svg:width="0.1cm" svg:height="0.1cm" svg:x="13.15cm" svg:y="10.35cm">
            <text:p/>
          </draw:circle>
          <draw:circle draw:style-name="gr26" draw:text-style-name="P1" draw:layer="layout" svg:width="0.1cm" svg:height="0.1cm" svg:x="13.35cm" svg:y="10.35cm">
            <text:p/>
          </draw:circle>
        </draw:g>
        <draw:frame draw:style-name="gr10" draw:text-style-name="P4" draw:layer="layout" svg:width="0.2cm" svg:height="0.3cm" svg:x="12.998cm" svg:y="10.003cm">
          <draw:text-box>
            <text:p><text:span text:style-name="T2">IN-</text:span></text:p>
          </draw:text-box>
        </draw:frame>
        <draw:frame draw:style-name="gr10" draw:text-style-name="P4" draw:layer="layout" svg:width="0.2cm" svg:height="0.3cm" svg:x="12.798cm" svg:y="10.003cm">
          <draw:text-box>
            <text:p><text:span text:style-name="T2">IN+</text:span></text:p>
          </draw:text-box>
        </draw:frame>
        <draw:g>
          <draw:rect draw:style-name="gr25" draw:text-style-name="P1" draw:layer="layout" svg:width="0.4cm" svg:height="0.2cm" svg:x="12.698cm" svg:y="10.303cm">
            <text:p/>
          </draw:rect>
          <draw:circle draw:style-name="gr26" draw:text-style-name="P1" draw:layer="layout" svg:width="0.1cm" svg:height="0.1cm" svg:x="12.748cm" svg:y="10.353cm">
            <text:p/>
          </draw:circle>
          <draw:circle draw:style-name="gr26" draw:text-style-name="P1" draw:layer="layout" svg:width="0.1cm" svg:height="0.1cm" svg:x="12.948cm" svg:y="10.353cm">
            <text:p/>
          </draw:circle>
        </draw:g>
        <draw:frame draw:style-name="gr10" draw:text-style-name="P4" draw:layer="layout" svg:width="0.2cm" svg:height="0.3cm" svg:x="12.596cm" svg:y="10.006cm">
          <draw:text-box>
            <text:p><text:span text:style-name="T2">GND</text:span></text:p>
          </draw:text-box>
        </draw:frame>
        <draw:frame draw:style-name="gr10" draw:text-style-name="P4" draw:layer="layout" svg:width="0.2cm" svg:height="0.3cm" svg:x="12.396cm" svg:y="10.006cm">
          <draw:text-box>
            <text:p><text:span text:style-name="T2">5V</text:span></text:p>
          </draw:text-box>
        </draw:frame>
        <draw:g>
          <draw:rect draw:style-name="gr25" draw:text-style-name="P1" draw:layer="layout" svg:width="0.4cm" svg:height="0.2cm" svg:x="12.296cm" svg:y="10.306cm">
            <text:p/>
          </draw:rect>
          <draw:circle draw:style-name="gr26" draw:text-style-name="P1" draw:layer="layout" svg:width="0.1cm" svg:height="0.1cm" svg:x="12.346cm" svg:y="10.356cm">
            <text:p/>
          </draw:circle>
          <draw:circle draw:style-name="gr26" draw:text-style-name="P1" draw:layer="layout" svg:width="0.1cm" svg:height="0.1cm" svg:x="12.546cm" svg:y="10.356cm">
            <text:p/>
          </draw:circle>
        </draw:g>
        <draw:polyline draw:style-name="gr27" draw:text-style-name="P1" draw:layer="layout" svg:width="1.499cm" svg:height="3.799cm" svg:x="13cm" svg:y="6.6cm" svg:viewBox="0 0 1500 3800" draw:points="1500,0 1500,2200 0,2200 0,3800">
          <text:p/>
        </draw:polyline>
        <draw:polyline draw:style-name="gr18" draw:text-style-name="P1" draw:layer="layout" svg:width="1.499cm" svg:height="3.799cm" svg:x="12.8cm" svg:y="6.6cm" svg:viewBox="0 0 1500 3800" draw:points="1500,0 1500,2100 0,2100 0,3800">
          <text:p/>
        </draw:polyline>
        <draw:polyline draw:style-name="gr11" draw:text-style-name="P1" draw:layer="layout" svg:width="0.299cm" svg:height="3.799cm" svg:x="13.2cm" svg:y="6.6cm" svg:viewBox="0 0 300 3800" draw:points="0,3800 0,2400 300,2400 300,0">
          <text:p/>
        </draw:polyline>
        <draw:polyline draw:style-name="gr12" draw:text-style-name="P1" draw:layer="layout" svg:width="0.299cm" svg:height="3.799cm" svg:x="13.4cm" svg:y="6.6cm" svg:viewBox="0 0 300 3800" draw:points="300,0 300,2500 0,2500 0,3800">
          <text:p/>
        </draw:polyline>
        <draw:frame draw:style-name="gr28" draw:text-style-name="P5" draw:layer="layout" svg:width="1cm" svg:height="0.3cm" svg:x="12.4cm" svg:y="10.8cm">
          <draw:text-box>
            <text:p><text:span text:style-name="T3">U5_2xOn</text:span></text:p>
          </draw:text-box>
        </draw:frame>
        <draw:g>
          <draw:rect draw:style-name="gr25" draw:text-style-name="P1" draw:layer="layout" svg:width="0.202cm" svg:height="0.2cm" svg:x="12.698cm" svg:y="12.103cm">
            <text:p/>
          </draw:rect>
          <draw:circle draw:style-name="gr26" draw:text-style-name="P1" draw:layer="layout" svg:width="0.1cm" svg:height="0.1cm" svg:x="12.748cm" svg:y="12.153cm">
            <text:p/>
          </draw:circle>
        </draw:g>
        <draw:g>
          <draw:rect draw:style-name="gr25" draw:text-style-name="P1" draw:layer="layout" svg:width="0.202cm" svg:height="0.2cm" svg:x="13.098cm" svg:y="12.103cm">
            <text:p/>
          </draw:rect>
          <draw:circle draw:style-name="gr26" draw:text-style-name="P1" draw:layer="layout" svg:width="0.1cm" svg:height="0.1cm" svg:x="13.148cm" svg:y="12.153cm">
            <text:p/>
          </draw:circle>
        </draw:g>
        <draw:frame draw:style-name="gr10" draw:text-style-name="P4" draw:layer="layout" svg:width="0.2cm" svg:height="0.3cm" svg:x="12.696cm" svg:y="11.806cm">
          <draw:text-box>
            <text:p><text:span text:style-name="T2">R1</text:span></text:p>
          </draw:text-box>
        </draw:frame>
        <draw:frame draw:style-name="gr10" draw:text-style-name="P4" draw:layer="layout" svg:width="0.2cm" svg:height="0.3cm" svg:x="13.096cm" svg:y="11.806cm">
          <draw:text-box>
            <text:p><text:span text:style-name="T2">S1</text:span></text:p>
          </draw:text-box>
        </draw:frame>
        <draw:line draw:style-name="gr5" draw:text-style-name="P1" draw:layer="layout" svg:x1="10.2cm" svg:y1="14cm" svg:x2="10.2cm" svg:y2="14.2cm">
          <text:p/>
        </draw:line>
        <draw:line draw:style-name="gr5" draw:text-style-name="P1" draw:layer="layout" svg:x1="10.6cm" svg:y1="14cm" svg:x2="10.6cm" svg:y2="14.2cm">
          <text:p/>
        </draw:line>
        <draw:line draw:style-name="gr5" draw:text-style-name="P1" draw:layer="layout" svg:x1="11cm" svg:y1="14cm" svg:x2="11cm" svg:y2="14.2cm">
          <text:p/>
        </draw:line>
        <draw:line draw:style-name="gr5" draw:text-style-name="P1" draw:layer="layout" svg:x1="11.4cm" svg:y1="14cm" svg:x2="11.4cm" svg:y2="14.2cm">
          <text:p/>
        </draw:line>
        <draw:frame draw:style-name="gr29" draw:text-style-name="P2" draw:layer="layout" svg:width="2.1cm" svg:height="0.35cm" svg:x="10.6cm" svg:y="14.95cm">
          <draw:text-box>
            <text:p><text:span text:style-name="T1">PCF8574-Board</text:span></text:p>
          </draw:text-box>
        </draw:frame>
        <draw:frame draw:style-name="gr30" draw:text-style-name="P6" draw:layer="layout" svg:width="0.3cm" svg:height="0.27cm" svg:x="10.051cm" svg:y="14.284cm">
          <draw:text-box>
            <text:p><text:span text:style-name="T4">P7</text:span></text:p>
          </draw:text-box>
        </draw:frame>
        <draw:frame draw:style-name="gr30" draw:text-style-name="P6" draw:layer="layout" svg:width="0.3cm" svg:height="0.27cm" svg:x="10.451cm" svg:y="14.284cm">
          <draw:text-box>
            <text:p><text:span text:style-name="T4">P6</text:span></text:p>
          </draw:text-box>
        </draw:frame>
        <draw:frame draw:style-name="gr30" draw:text-style-name="P6" draw:layer="layout" svg:width="0.3cm" svg:height="0.27cm" svg:x="10.851cm" svg:y="14.284cm">
          <draw:text-box>
            <text:p><text:span text:style-name="T4">P5</text:span></text:p>
          </draw:text-box>
        </draw:frame>
        <draw:frame draw:style-name="gr30" draw:text-style-name="P6" draw:layer="layout" svg:width="0.3cm" svg:height="0.27cm" svg:x="11.251cm" svg:y="14.284cm">
          <draw:text-box>
            <text:p><text:span text:style-name="T4">P4</text:span></text:p>
          </draw:text-box>
        </draw:frame>
        <draw:frame draw:style-name="gr30" draw:text-style-name="P6" draw:layer="layout" svg:width="0.3cm" svg:height="0.27cm" svg:x="11.651cm" svg:y="14.284cm">
          <draw:text-box>
            <text:p><text:span text:style-name="T4">P3</text:span></text:p>
          </draw:text-box>
        </draw:frame>
        <draw:frame draw:style-name="gr30" draw:text-style-name="P6" draw:layer="layout" svg:width="0.3cm" svg:height="0.27cm" svg:x="12.051cm" svg:y="14.284cm">
          <draw:text-box>
            <text:p><text:span text:style-name="T4">P2</text:span></text:p>
          </draw:text-box>
        </draw:frame>
        <draw:frame draw:style-name="gr30" draw:text-style-name="P6" draw:layer="layout" svg:width="0.3cm" svg:height="0.27cm" svg:x="12.451cm" svg:y="14.284cm">
          <draw:text-box>
            <text:p><text:span text:style-name="T4">P1</text:span></text:p>
          </draw:text-box>
        </draw:frame>
        <draw:frame draw:style-name="gr30" draw:text-style-name="P6" draw:layer="layout" svg:width="0.3cm" svg:height="0.27cm" svg:x="12.851cm" svg:y="14.284cm">
          <draw:text-box>
            <text:p><text:span text:style-name="T4">P0</text:span></text:p>
          </draw:text-box>
        </draw:frame>
        <draw:line draw:style-name="gr5" draw:text-style-name="P1" draw:layer="layout" svg:x1="11.8cm" svg:y1="14cm" svg:x2="11.8cm" svg:y2="14.2cm">
          <text:p/>
        </draw:line>
        <draw:line draw:style-name="gr5" draw:text-style-name="P1" draw:layer="layout" svg:x1="12.2cm" svg:y1="14cm" svg:x2="12.2cm" svg:y2="14.2cm">
          <text:p/>
        </draw:line>
        <draw:line draw:style-name="gr5" draw:text-style-name="P1" draw:layer="layout" svg:x1="12.6cm" svg:y1="14cm" svg:x2="12.6cm" svg:y2="14.2cm">
          <text:p/>
        </draw:line>
        <draw:line draw:style-name="gr5" draw:text-style-name="P1" draw:layer="layout" svg:x1="13cm" svg:y1="14cm" svg:x2="13cm" svg:y2="14.2cm">
          <text:p/>
        </draw:line>
        <draw:frame draw:style-name="gr31" draw:text-style-name="P2" draw:layer="layout" svg:width="1.4cm" svg:height="0.35cm" svg:x="10.9cm" svg:y="14.55cm">
          <draw:text-box>
            <text:p><text:span text:style-name="T1">OUT: 0x40</text:span></text:p>
          </draw:text-box>
        </draw:frame>
        <draw:polyline draw:style-name="gr32" draw:text-style-name="P1" draw:layer="layout" svg:width="2.399cm" svg:height="0.399cm" svg:x="10.4cm" svg:y="14.9cm" svg:viewBox="0 0 2400 400" draw:points="2400,400 2400,0 0,0 0,400">
          <text:p/>
        </draw:polyline>
        <draw:line draw:style-name="gr33" draw:text-style-name="P1" draw:layer="layout" svg:x1="13.3cm" svg:y1="14.9cm" svg:x2="14.1cm" svg:y2="14.9cm">
          <text:p/>
        </draw:line>
        <draw:line draw:style-name="gr34" draw:text-style-name="P1" draw:layer="layout" svg:x1="14.1cm" svg:y1="15.2cm" svg:x2="13.3cm" svg:y2="15.2cm">
          <text:p/>
        </draw:line>
        <draw:line draw:style-name="gr35" draw:text-style-name="P1" draw:layer="layout" svg:x1="13.3cm" svg:y1="14.6cm" svg:x2="14.1cm" svg:y2="14.6cm">
          <text:p/>
        </draw:line>
        <draw:line draw:style-name="gr6" draw:text-style-name="P1" draw:layer="layout" svg:x1="14.1cm" svg:y1="14.3cm" svg:x2="13.3cm" svg:y2="14.3cm">
          <text:p/>
        </draw:line>
        <draw:frame draw:style-name="gr36" draw:text-style-name="P7" draw:layer="layout" svg:width="0.5cm" svg:height="0.3cm" svg:x="13.4cm" svg:y="14.34cm">
          <draw:text-box>
            <text:p><text:span text:style-name="T5">GND</text:span></text:p>
          </draw:text-box>
        </draw:frame>
        <draw:frame draw:style-name="gr36" draw:text-style-name="P8" draw:layer="layout" svg:width="0.5cm" svg:height="0.26cm" svg:x="13.4cm" svg:y="14.95cm">
          <draw:text-box>
            <text:p><text:span text:style-name="T6">SCL</text:span></text:p>
          </draw:text-box>
        </draw:frame>
        <draw:frame draw:style-name="gr36" draw:text-style-name="P9" draw:layer="layout" svg:width="0.5cm" svg:height="0.24cm" svg:x="13.4cm" svg:y="14.67cm">
          <draw:text-box>
            <text:p><text:span text:style-name="T7">SDA</text:span></text:p>
          </draw:text-box>
        </draw:frame>
        <draw:line draw:style-name="gr5" draw:text-style-name="P1" draw:layer="layout" svg:x1="14.4cm" svg:y1="14cm" svg:x2="14.4cm" svg:y2="14.2cm">
          <text:p/>
        </draw:line>
        <draw:line draw:style-name="gr5" draw:text-style-name="P1" draw:layer="layout" svg:x1="14.8cm" svg:y1="14cm" svg:x2="14.8cm" svg:y2="14.2cm">
          <text:p/>
        </draw:line>
        <draw:line draw:style-name="gr5" draw:text-style-name="P1" draw:layer="layout" svg:x1="15.2cm" svg:y1="14cm" svg:x2="15.2cm" svg:y2="14.2cm">
          <text:p/>
        </draw:line>
        <draw:line draw:style-name="gr5" draw:text-style-name="P1" draw:layer="layout" svg:x1="15.6cm" svg:y1="14cm" svg:x2="15.6cm" svg:y2="14.2cm">
          <text:p/>
        </draw:line>
        <draw:frame draw:style-name="gr29" draw:text-style-name="P2" draw:layer="layout" svg:width="2.1cm" svg:height="0.35cm" svg:x="14.8cm" svg:y="14.95cm">
          <draw:text-box>
            <text:p><text:span text:style-name="T1">PCF8574-Board</text:span></text:p>
          </draw:text-box>
        </draw:frame>
        <draw:frame draw:style-name="gr30" draw:text-style-name="P6" draw:layer="layout" svg:width="0.3cm" svg:height="0.27cm" svg:x="14.251cm" svg:y="14.284cm">
          <draw:text-box>
            <text:p><text:span text:style-name="T4">P7</text:span></text:p>
          </draw:text-box>
        </draw:frame>
        <draw:frame draw:style-name="gr30" draw:text-style-name="P6" draw:layer="layout" svg:width="0.3cm" svg:height="0.27cm" svg:x="14.651cm" svg:y="14.284cm">
          <draw:text-box>
            <text:p><text:span text:style-name="T4">P6</text:span></text:p>
          </draw:text-box>
        </draw:frame>
        <draw:frame draw:style-name="gr30" draw:text-style-name="P6" draw:layer="layout" svg:width="0.3cm" svg:height="0.27cm" svg:x="15.051cm" svg:y="14.284cm">
          <draw:text-box>
            <text:p><text:span text:style-name="T4">P5</text:span></text:p>
          </draw:text-box>
        </draw:frame>
        <draw:frame draw:style-name="gr30" draw:text-style-name="P6" draw:layer="layout" svg:width="0.3cm" svg:height="0.27cm" svg:x="15.451cm" svg:y="14.284cm">
          <draw:text-box>
            <text:p><text:span text:style-name="T4">P4</text:span></text:p>
          </draw:text-box>
        </draw:frame>
        <draw:frame draw:style-name="gr30" draw:text-style-name="P6" draw:layer="layout" svg:width="0.3cm" svg:height="0.27cm" svg:x="15.851cm" svg:y="14.284cm">
          <draw:text-box>
            <text:p><text:span text:style-name="T4">P3</text:span></text:p>
          </draw:text-box>
        </draw:frame>
        <draw:frame draw:style-name="gr30" draw:text-style-name="P6" draw:layer="layout" svg:width="0.3cm" svg:height="0.27cm" svg:x="16.251cm" svg:y="14.284cm">
          <draw:text-box>
            <text:p><text:span text:style-name="T4">P2</text:span></text:p>
          </draw:text-box>
        </draw:frame>
        <draw:frame draw:style-name="gr30" draw:text-style-name="P6" draw:layer="layout" svg:width="0.3cm" svg:height="0.27cm" svg:x="16.651cm" svg:y="14.284cm">
          <draw:text-box>
            <text:p><text:span text:style-name="T4">P1</text:span></text:p>
          </draw:text-box>
        </draw:frame>
        <draw:frame draw:style-name="gr30" draw:text-style-name="P6" draw:layer="layout" svg:width="0.3cm" svg:height="0.27cm" svg:x="17.051cm" svg:y="14.284cm">
          <draw:text-box>
            <text:p><text:span text:style-name="T4">P0</text:span></text:p>
          </draw:text-box>
        </draw:frame>
        <draw:line draw:style-name="gr5" draw:text-style-name="P1" draw:layer="layout" svg:x1="16cm" svg:y1="14cm" svg:x2="16cm" svg:y2="14.2cm">
          <text:p/>
        </draw:line>
        <draw:line draw:style-name="gr5" draw:text-style-name="P1" draw:layer="layout" svg:x1="16.4cm" svg:y1="14cm" svg:x2="16.4cm" svg:y2="14.2cm">
          <text:p/>
        </draw:line>
        <draw:line draw:style-name="gr5" draw:text-style-name="P1" draw:layer="layout" svg:x1="16.8cm" svg:y1="14cm" svg:x2="16.8cm" svg:y2="14.2cm">
          <text:p/>
        </draw:line>
        <draw:line draw:style-name="gr5" draw:text-style-name="P1" draw:layer="layout" svg:x1="17.2cm" svg:y1="14cm" svg:x2="17.2cm" svg:y2="14.2cm">
          <text:p/>
        </draw:line>
        <draw:frame draw:style-name="gr31" draw:text-style-name="P2" draw:layer="layout" svg:width="1.2cm" svg:height="0.35cm" svg:x="15.2cm" svg:y="14.55cm">
          <draw:text-box>
            <text:p><text:span text:style-name="T1">IN: 0x41</text:span></text:p>
          </draw:text-box>
        </draw:frame>
        <draw:polyline draw:style-name="gr32" draw:text-style-name="P1" draw:layer="layout" svg:width="2.399cm" svg:height="0.399cm" svg:x="14.6cm" svg:y="14.9cm" svg:viewBox="0 0 2400 400" draw:points="2400,400 2400,0 0,0 0,400">
          <text:p/>
        </draw:polyline>
        <draw:line draw:style-name="gr33" draw:text-style-name="P1" draw:layer="layout" svg:x1="17.5cm" svg:y1="14.9cm" svg:x2="18.3cm" svg:y2="14.9cm">
          <text:p/>
        </draw:line>
        <draw:line draw:style-name="gr34" draw:text-style-name="P1" draw:layer="layout" svg:x1="18.3cm" svg:y1="15.2cm" svg:x2="17.5cm" svg:y2="15.2cm">
          <text:p/>
        </draw:line>
        <draw:line draw:style-name="gr35" draw:text-style-name="P1" draw:layer="layout" svg:x1="17.5cm" svg:y1="14.6cm" svg:x2="18.3cm" svg:y2="14.6cm">
          <text:p/>
        </draw:line>
        <draw:line draw:style-name="gr6" draw:text-style-name="P1" draw:layer="layout" svg:x1="18.3cm" svg:y1="14.3cm" svg:x2="17.5cm" svg:y2="14.3cm">
          <text:p/>
        </draw:line>
        <draw:rect draw:style-name="gr37" draw:text-style-name="P1" draw:layer="layout" svg:width="3.4cm" svg:height="1.1cm" svg:x="14.1cm" svg:y="14.2cm">
          <text:p/>
        </draw:rect>
        <draw:frame draw:style-name="gr36" draw:text-style-name="P10" draw:layer="layout" svg:width="0.4cm" svg:height="0.3cm" svg:x="13.4cm" svg:y="14.04cm">
          <draw:text-box>
            <text:p><text:span text:style-name="T8">+5V</text:span></text:p>
          </draw:text-box>
        </draw:frame>
        <draw:frame draw:style-name="gr36" draw:text-style-name="P7" draw:layer="layout" svg:width="0.5cm" svg:height="0.3cm" svg:x="17.6cm" svg:y="14.34cm">
          <draw:text-box>
            <text:p><text:span text:style-name="T5">GND</text:span></text:p>
          </draw:text-box>
        </draw:frame>
        <draw:frame draw:style-name="gr36" draw:text-style-name="P8" draw:layer="layout" svg:width="0.5cm" svg:height="0.26cm" svg:x="17.6cm" svg:y="14.95cm">
          <draw:text-box>
            <text:p><text:span text:style-name="T6">SCL</text:span></text:p>
          </draw:text-box>
        </draw:frame>
        <draw:frame draw:style-name="gr36" draw:text-style-name="P9" draw:layer="layout" svg:width="0.5cm" svg:height="0.24cm" svg:x="17.6cm" svg:y="14.67cm">
          <draw:text-box>
            <text:p><text:span text:style-name="T7">SDA</text:span></text:p>
          </draw:text-box>
        </draw:frame>
        <draw:frame draw:style-name="gr36" draw:text-style-name="P10" draw:layer="layout" svg:width="0.4cm" svg:height="0.3cm" svg:x="17.6cm" svg:y="14.04cm">
          <draw:text-box>
            <text:p><text:span text:style-name="T8">+5V</text:span></text:p>
          </draw:text-box>
        </draw:frame>
        <draw:rect draw:style-name="gr37" draw:text-style-name="P1" draw:layer="layout" svg:width="3.4cm" svg:height="1.1cm" svg:x="9.9cm" svg:y="14.2cm">
          <text:p/>
        </draw:rect>
        <draw:rect draw:style-name="gr1" draw:text-style-name="P1" draw:layer="layout" svg:width="1.4cm" svg:height="1.797cm" svg:x="16.4cm" svg:y="10.403cm">
          <text:p/>
        </draw:rect>
        <draw:frame draw:style-name="gr10" draw:text-style-name="P4" draw:layer="layout" svg:width="0.2cm" svg:height="0.3cm" svg:x="16.998cm" svg:y="10.006cm">
          <draw:text-box>
            <text:p><text:span text:style-name="T2">WB</text:span></text:p>
          </draw:text-box>
        </draw:frame>
        <draw:frame draw:style-name="gr10" draw:text-style-name="P4" draw:layer="layout" svg:width="0.2cm" svg:height="0.3cm" svg:x="16.796cm" svg:y="10.009cm">
          <draw:text-box>
            <text:p><text:span text:style-name="T2">W0</text:span></text:p>
          </draw:text-box>
        </draw:frame>
        <draw:frame draw:style-name="gr10" draw:text-style-name="P4" draw:layer="layout" svg:width="0.2cm" svg:height="0.3cm" svg:x="16.596cm" svg:y="10.009cm">
          <draw:text-box>
            <text:p><text:span text:style-name="T2">WA</text:span></text:p>
          </draw:text-box>
        </draw:frame>
        <draw:frame draw:style-name="gr28" draw:text-style-name="P5" draw:layer="layout" svg:width="0.8cm" svg:height="0.3cm" svg:x="16.7cm" svg:y="10.6cm">
          <draw:text-box>
            <text:p><text:span text:style-name="T3">U5_W</text:span></text:p>
          </draw:text-box>
        </draw:frame>
        <draw:g>
          <draw:rect draw:style-name="gr38" draw:text-style-name="P1" draw:layer="layout" svg:width="0.202cm" svg:height="0.2cm" svg:x="18.298cm" svg:y="14.206cm">
            <text:p/>
          </draw:rect>
          <draw:circle draw:style-name="gr39" draw:text-style-name="P1" draw:layer="layout" svg:width="0.1cm" svg:height="0.1cm" svg:x="18.348cm" svg:y="14.256cm">
            <text:p/>
          </draw:circle>
        </draw:g>
        <draw:g>
          <draw:rect draw:style-name="gr40" draw:text-style-name="P1" draw:layer="layout" svg:width="0.202cm" svg:height="0.2cm" svg:x="18.298cm" svg:y="14.506cm">
            <text:p/>
          </draw:rect>
          <draw:circle draw:style-name="gr39" draw:text-style-name="P1" draw:layer="layout" svg:width="0.1cm" svg:height="0.1cm" svg:x="18.348cm" svg:y="14.556cm">
            <text:p/>
          </draw:circle>
        </draw:g>
        <draw:g>
          <draw:rect draw:style-name="gr38" draw:text-style-name="P1" draw:layer="layout" svg:width="0.202cm" svg:height="0.2cm" svg:x="18.498cm" svg:y="14.206cm">
            <text:p/>
          </draw:rect>
          <draw:circle draw:style-name="gr39" draw:text-style-name="P1" draw:layer="layout" svg:width="0.1cm" svg:height="0.1cm" svg:x="18.548cm" svg:y="14.256cm">
            <text:p/>
          </draw:circle>
        </draw:g>
        <draw:g>
          <draw:rect draw:style-name="gr40" draw:text-style-name="P1" draw:layer="layout" svg:width="0.202cm" svg:height="0.2cm" svg:x="18.498cm" svg:y="14.506cm">
            <text:p/>
          </draw:rect>
          <draw:circle draw:style-name="gr39" draw:text-style-name="P1" draw:layer="layout" svg:width="0.1cm" svg:height="0.1cm" svg:x="18.548cm" svg:y="14.556cm">
            <text:p/>
          </draw:circle>
        </draw:g>
        <draw:g>
          <draw:rect draw:style-name="gr38" draw:text-style-name="P1" draw:layer="layout" svg:width="0.202cm" svg:height="0.2cm" svg:x="18.698cm" svg:y="14.206cm">
            <text:p/>
          </draw:rect>
          <draw:circle draw:style-name="gr39" draw:text-style-name="P1" draw:layer="layout" svg:width="0.1cm" svg:height="0.1cm" svg:x="18.748cm" svg:y="14.256cm">
            <text:p/>
          </draw:circle>
        </draw:g>
        <draw:g>
          <draw:rect draw:style-name="gr40" draw:text-style-name="P1" draw:layer="layout" svg:width="0.202cm" svg:height="0.2cm" svg:x="18.698cm" svg:y="14.506cm">
            <text:p/>
          </draw:rect>
          <draw:circle draw:style-name="gr39" draw:text-style-name="P1" draw:layer="layout" svg:width="0.1cm" svg:height="0.1cm" svg:x="18.748cm" svg:y="14.556cm">
            <text:p/>
          </draw:circle>
        </draw:g>
        <draw:polyline draw:style-name="gr6" draw:text-style-name="P1" draw:layer="layout" svg:width="6.199cm" svg:height="4.899cm" svg:x="12.4cm" svg:y="9.4cm" svg:viewBox="0 0 6200 4900" draw:points="6200,4900 6200,0 0,0 0,1000">
          <text:p/>
        </draw:polyline>
        <draw:rect draw:style-name="gr1" draw:text-style-name="P1" draw:layer="layout" svg:width="1.4cm" svg:height="1.797cm" svg:x="8cm" svg:y="10.403cm">
          <text:p/>
        </draw:rect>
        <draw:frame draw:style-name="gr10" draw:text-style-name="P4" draw:layer="layout" svg:width="0.2cm" svg:height="0.3cm" svg:x="9.2cm" svg:y="10.003cm">
          <draw:text-box>
            <text:p><text:span text:style-name="T2">OUT-</text:span></text:p>
          </draw:text-box>
        </draw:frame>
        <draw:frame draw:style-name="gr10" draw:text-style-name="P4" draw:layer="layout" svg:width="0.2cm" svg:height="0.3cm" svg:x="9cm" svg:y="10.003cm">
          <draw:text-box>
            <text:p><text:span text:style-name="T2">OUT+</text:span></text:p>
          </draw:text-box>
        </draw:frame>
        <draw:g>
          <draw:rect draw:style-name="gr25" draw:text-style-name="P1" draw:layer="layout" svg:width="0.4cm" svg:height="0.2cm" svg:x="8.9cm" svg:y="10.303cm">
            <text:p/>
          </draw:rect>
          <draw:circle draw:style-name="gr26" draw:text-style-name="P1" draw:layer="layout" svg:width="0.1cm" svg:height="0.1cm" svg:x="8.95cm" svg:y="10.353cm">
            <text:p/>
          </draw:circle>
          <draw:circle draw:style-name="gr26" draw:text-style-name="P1" draw:layer="layout" svg:width="0.1cm" svg:height="0.1cm" svg:x="9.15cm" svg:y="10.353cm">
            <text:p/>
          </draw:circle>
        </draw:g>
        <draw:frame draw:style-name="gr10" draw:text-style-name="P4" draw:layer="layout" svg:width="0.2cm" svg:height="0.3cm" svg:x="8.798cm" svg:y="10.006cm">
          <draw:text-box>
            <text:p><text:span text:style-name="T2">IN-</text:span></text:p>
          </draw:text-box>
        </draw:frame>
        <draw:frame draw:style-name="gr10" draw:text-style-name="P4" draw:layer="layout" svg:width="0.2cm" svg:height="0.3cm" svg:x="8.598cm" svg:y="10.006cm">
          <draw:text-box>
            <text:p><text:span text:style-name="T2">IN+</text:span></text:p>
          </draw:text-box>
        </draw:frame>
        <draw:g>
          <draw:rect draw:style-name="gr25" draw:text-style-name="P1" draw:layer="layout" svg:width="0.4cm" svg:height="0.2cm" svg:x="8.498cm" svg:y="10.306cm">
            <text:p/>
          </draw:rect>
          <draw:circle draw:style-name="gr26" draw:text-style-name="P1" draw:layer="layout" svg:width="0.1cm" svg:height="0.1cm" svg:x="8.548cm" svg:y="10.356cm">
            <text:p/>
          </draw:circle>
          <draw:circle draw:style-name="gr26" draw:text-style-name="P1" draw:layer="layout" svg:width="0.1cm" svg:height="0.1cm" svg:x="8.748cm" svg:y="10.356cm">
            <text:p/>
          </draw:circle>
        </draw:g>
        <draw:frame draw:style-name="gr10" draw:text-style-name="P4" draw:layer="layout" svg:width="0.2cm" svg:height="0.3cm" svg:x="8.396cm" svg:y="10.009cm">
          <draw:text-box>
            <text:p><text:span text:style-name="T2">GND</text:span></text:p>
          </draw:text-box>
        </draw:frame>
        <draw:frame draw:style-name="gr10" draw:text-style-name="P4" draw:layer="layout" svg:width="0.2cm" svg:height="0.3cm" svg:x="8.196cm" svg:y="10.009cm">
          <draw:text-box>
            <text:p><text:span text:style-name="T2">5V</text:span></text:p>
          </draw:text-box>
        </draw:frame>
        <draw:g>
          <draw:rect draw:style-name="gr25" draw:text-style-name="P1" draw:layer="layout" svg:width="0.4cm" svg:height="0.2cm" svg:x="8.096cm" svg:y="10.309cm">
            <text:p/>
          </draw:rect>
          <draw:circle draw:style-name="gr26" draw:text-style-name="P1" draw:layer="layout" svg:width="0.1cm" svg:height="0.1cm" svg:x="8.146cm" svg:y="10.359cm">
            <text:p/>
          </draw:circle>
          <draw:circle draw:style-name="gr26" draw:text-style-name="P1" draw:layer="layout" svg:width="0.1cm" svg:height="0.1cm" svg:x="8.346cm" svg:y="10.359cm">
            <text:p/>
          </draw:circle>
        </draw:g>
        <draw:frame draw:style-name="gr28" draw:text-style-name="P5" draw:layer="layout" svg:width="1cm" svg:height="0.3cm" svg:x="8.2cm" svg:y="10.803cm">
          <draw:text-box>
            <text:p><text:span text:style-name="T3">U5_2xOn</text:span></text:p>
          </draw:text-box>
        </draw:frame>
        <draw:g>
          <draw:rect draw:style-name="gr25" draw:text-style-name="P1" draw:layer="layout" svg:width="0.202cm" svg:height="0.2cm" svg:x="8.498cm" svg:y="12.106cm">
            <text:p/>
          </draw:rect>
          <draw:circle draw:style-name="gr26" draw:text-style-name="P1" draw:layer="layout" svg:width="0.1cm" svg:height="0.1cm" svg:x="8.548cm" svg:y="12.156cm">
            <text:p/>
          </draw:circle>
        </draw:g>
        <draw:g>
          <draw:rect draw:style-name="gr25" draw:text-style-name="P1" draw:layer="layout" svg:width="0.202cm" svg:height="0.2cm" svg:x="8.898cm" svg:y="12.106cm">
            <text:p/>
          </draw:rect>
          <draw:circle draw:style-name="gr26" draw:text-style-name="P1" draw:layer="layout" svg:width="0.1cm" svg:height="0.1cm" svg:x="8.948cm" svg:y="12.156cm">
            <text:p/>
          </draw:circle>
        </draw:g>
        <draw:frame draw:style-name="gr10" draw:text-style-name="P4" draw:layer="layout" svg:width="0.2cm" svg:height="0.3cm" svg:x="8.496cm" svg:y="11.809cm">
          <draw:text-box>
            <text:p><text:span text:style-name="T2">R1</text:span></text:p>
          </draw:text-box>
        </draw:frame>
        <draw:frame draw:style-name="gr10" draw:text-style-name="P4" draw:layer="layout" svg:width="0.2cm" svg:height="0.3cm" svg:x="8.896cm" svg:y="11.809cm">
          <draw:text-box>
            <text:p><text:span text:style-name="T2">S1</text:span></text:p>
          </draw:text-box>
        </draw:frame>
        <draw:frame draw:style-name="gr36" draw:text-style-name="P7" draw:layer="layout" svg:width="0.312cm" svg:height="0.3cm" svg:x="11.375cm" svg:y="11.743cm">
          <draw:text-box>
            <text:p><text:span text:style-name="T5">S1</text:span></text:p>
          </draw:text-box>
        </draw:frame>
        <draw:frame draw:style-name="gr36" draw:text-style-name="P7" draw:layer="layout" svg:width="0.403cm" svg:height="0.3cm" svg:x="11.28cm" svg:y="11cm">
          <draw:text-box>
            <text:p><text:span text:style-name="T5">GND</text:span></text:p>
          </draw:text-box>
        </draw:frame>
        <draw:frame draw:style-name="gr36" draw:text-style-name="P11" draw:layer="layout" svg:width="0.25cm" svg:height="0.27cm" svg:x="10.85cm" svg:y="12.6cm">
          <draw:text-box>
            <text:p><text:span text:style-name="T9">FU</text:span></text:p>
          </draw:text-box>
        </draw:frame>
        <draw:polyline draw:style-name="gr34" draw:text-style-name="P1" draw:layer="layout" svg:width="1.999cm" svg:height="0.599cm" svg:x="11.2cm" svg:y="12cm" svg:viewBox="0 0 2000 600" draw:points="2000,200 2000,600 600,600 600,0 0,0">
          <text:p/>
        </draw:polyline>
        <draw:frame draw:style-name="gr36" draw:text-style-name="P7" draw:layer="layout" svg:width="0.35cm" svg:height="0.3cm" svg:x="10.275cm" svg:y="11.543cm">
          <draw:text-box>
            <text:p><text:span text:style-name="T5">ein</text:span></text:p>
          </draw:text-box>
        </draw:frame>
        <draw:frame draw:style-name="gr36" draw:text-style-name="P7" draw:layer="layout" svg:width="0.35cm" svg:height="0.3cm" svg:x="10.275cm" svg:y="11.843cm">
          <draw:text-box>
            <text:p><text:span text:style-name="T5">aus</text:span></text:p>
          </draw:text-box>
        </draw:frame>
        <draw:frame draw:style-name="gr36" draw:text-style-name="P7" draw:layer="layout" svg:width="0.625cm" svg:height="0.3cm" svg:x="10.075cm" svg:y="12.243cm">
          <draw:text-box>
            <text:p><text:span text:style-name="T5">remote</text:span></text:p>
          </draw:text-box>
        </draw:frame>
        <draw:polyline draw:style-name="gr41" draw:text-style-name="P1" draw:layer="layout" svg:width="0.999cm" svg:height="1.799cm" svg:x="10.8cm" svg:y="12.2cm" svg:viewBox="0 0 1000 1800" draw:points="0,0 0,800 1000,800 1000,1800">
          <text:p/>
        </draw:polyline>
        <draw:g>
          <draw:rect draw:style-name="gr25" draw:text-style-name="P1" draw:layer="layout" svg:width="0.202cm" svg:height="0.2cm" svg:x="12.498cm" svg:y="12.103cm">
            <text:p/>
          </draw:rect>
          <draw:circle draw:style-name="gr26" draw:text-style-name="P1" draw:layer="layout" svg:width="0.1cm" svg:height="0.1cm" svg:x="12.548cm" svg:y="12.153cm">
            <text:p/>
          </draw:circle>
        </draw:g>
        <draw:frame draw:style-name="gr10" draw:text-style-name="P4" draw:layer="layout" svg:width="0.2cm" svg:height="0.3cm" svg:x="12.496cm" svg:y="11.806cm">
          <draw:text-box>
            <text:p><text:span text:style-name="T2">GND</text:span></text:p>
          </draw:text-box>
        </draw:frame>
        <draw:polyline draw:style-name="gr42" draw:text-style-name="P1" draw:layer="layout" svg:width="1.799cm" svg:height="1.199cm" svg:x="10.8cm" svg:y="11.3cm" svg:viewBox="0 0 1800 1200" draw:points="1800,900 1800,1200 1100,1200 1100,0 0,0 0,500">
          <text:p/>
        </draw:polyline>
        <draw:g>
          <draw:line draw:style-name="gr43" draw:text-style-name="P1" draw:layer="layout" svg:x1="11.3cm" svg:y1="12cm" svg:x2="10.7cm" svg:y2="12cm">
            <text:p/>
          </draw:line>
          <draw:circle draw:style-name="gr44" draw:text-style-name="P1" draw:layer="layout" svg:width="0.1cm" svg:height="0.1cm" svg:x="10.73cm" svg:y="11.743cm">
            <text:p/>
          </draw:circle>
          <draw:circle draw:style-name="gr44" draw:text-style-name="P1" draw:layer="layout" svg:width="0.1cm" svg:height="0.1cm" svg:x="10.73cm" svg:y="12.143cm">
            <text:p/>
          </draw:circle>
          <draw:circle draw:style-name="gr44" draw:text-style-name="P1" draw:layer="layout" svg:width="0.1cm" svg:height="0.1cm" svg:x="11.23cm" svg:y="11.943cm">
            <text:p/>
          </draw:circle>
          <draw:g>
            <draw:line draw:style-name="gr45" draw:text-style-name="P1" draw:layer="layout" svg:x1="11.099cm" svg:y1="12cm" svg:x2="11.099cm" svg:y2="11.8cm">
              <text:p/>
            </draw:line>
            <draw:line draw:style-name="gr46" draw:text-style-name="P1" draw:layer="layout" svg:x1="10.999cm" svg:y1="11.6cm" svg:x2="11.199cm" svg:y2="11.6cm">
              <text:p/>
            </draw:line>
            <draw:polyline draw:style-name="gr47" draw:text-style-name="P1" draw:layer="layout" svg:width="0.099cm" svg:height="0.099cm" svg:x="11.106cm" svg:y="11.75cm" svg:viewBox="0 0 100 100" draw:points="0,100 100,50 0,0">
              <text:p/>
            </draw:polyline>
            <draw:line draw:style-name="gr45" draw:text-style-name="P1" draw:layer="layout" svg:x1="11.106cm" svg:y1="11.75cm" svg:x2="11.096cm" svg:y2="11.6cm">
              <text:p/>
            </draw:line>
          </draw:g>
        </draw:g>
        <draw:polyline draw:style-name="gr48" draw:text-style-name="P1" draw:layer="layout" svg:width="3.199cm" svg:height="1.799cm" svg:x="12.8cm" svg:y="12.2cm" svg:viewBox="0 0 3200 1800" draw:points="0,0 0,1300 3200,1300 3200,1800">
          <text:p/>
        </draw:polyline>
        <draw:frame draw:style-name="gr36" draw:text-style-name="P12" draw:layer="layout" svg:width="0.25cm" svg:height="0.27cm" svg:x="12.85cm" svg:y="12.65cm">
          <draw:text-box>
            <text:p><text:span text:style-name="T10">FR</text:span></text:p>
          </draw:text-box>
        </draw:frame>
        <draw:polyline draw:style-name="gr49" draw:text-style-name="P1" draw:layer="layout" svg:width="1.699cm" svg:height="0.699cm" svg:x="7.3cm" svg:y="12.1cm" svg:viewBox="0 0 1700 700" draw:points="0,0 0,700 1700,700 1700,100">
          <text:p/>
        </draw:polyline>
        <draw:frame draw:style-name="gr36" draw:text-style-name="P7" draw:layer="layout" svg:width="0.312cm" svg:height="0.3cm" svg:x="7.775cm" svg:y="12.552cm">
          <draw:text-box>
            <text:p><text:span text:style-name="T5">S1</text:span></text:p>
          </draw:text-box>
        </draw:frame>
        <draw:frame draw:style-name="gr36" draw:text-style-name="P7" draw:layer="layout" svg:width="0.403cm" svg:height="0.3cm" svg:x="7.784cm" svg:y="12.252cm">
          <draw:text-box>
            <text:p><text:span text:style-name="T5">GND</text:span></text:p>
          </draw:text-box>
        </draw:frame>
        <draw:g>
          <draw:rect draw:style-name="gr25" draw:text-style-name="P1" draw:layer="layout" svg:width="0.202cm" svg:height="0.2cm" svg:x="8.298cm" svg:y="12.106cm">
            <text:p/>
          </draw:rect>
          <draw:circle draw:style-name="gr26" draw:text-style-name="P1" draw:layer="layout" svg:width="0.1cm" svg:height="0.1cm" svg:x="8.348cm" svg:y="12.156cm">
            <text:p/>
          </draw:circle>
        </draw:g>
        <draw:frame draw:style-name="gr10" draw:text-style-name="P4" draw:layer="layout" svg:width="0.2cm" svg:height="0.3cm" svg:x="8.296cm" svg:y="11.809cm">
          <draw:text-box>
            <text:p><text:span text:style-name="T2">GND</text:span></text:p>
          </draw:text-box>
        </draw:frame>
        <draw:polyline draw:style-name="gr42" draw:text-style-name="P1" draw:layer="layout" svg:width="0.799cm" svg:height="0.399cm" svg:x="7.6cm" svg:y="12.1cm" svg:viewBox="0 0 800 400" draw:points="0,0 0,400 800,400 800,100">
          <text:p/>
        </draw:polyline>
        <draw:g>
          <draw:g>
            <draw:line draw:style-name="gr50" draw:text-style-name="P1" draw:layer="layout" svg:x1="7.491cm" svg:y1="11.9cm" svg:x2="7.491cm" svg:y2="11.59cm">
              <text:p/>
            </draw:line>
            <draw:line draw:style-name="gr46" draw:text-style-name="P1" draw:layer="layout" svg:x1="7.591cm" svg:y1="11.59cm" svg:x2="7.391cm" svg:y2="11.59cm">
              <text:p/>
            </draw:line>
          </draw:g>
          <draw:line draw:style-name="gr51" draw:text-style-name="P1" draw:layer="layout" svg:x1="7.259cm" svg:y1="11.881cm" svg:x2="7.659cm" svg:y2="11.881cm">
            <text:p/>
          </draw:line>
          <draw:circle draw:style-name="gr44" draw:text-style-name="P1" draw:layer="layout" svg:width="0.1cm" svg:height="0.1cm" draw:transform="rotate (1.5707963267946) translate (7.252cm 12.124cm)">
            <text:p/>
          </draw:circle>
          <draw:circle draw:style-name="gr44" draw:text-style-name="P1" draw:layer="layout" svg:width="0.1cm" svg:height="0.1cm" draw:transform="rotate (1.5707963267946) translate (7.552cm 12.124cm)">
            <text:p/>
          </draw:circle>
        </draw:g>
        <draw:g>
          <draw:rect draw:style-name="gr25" draw:text-style-name="P1" draw:layer="layout" svg:width="0.202cm" svg:height="0.2cm" svg:x="8.698cm" svg:y="12.106cm">
            <text:p/>
          </draw:rect>
          <draw:circle draw:style-name="gr26" draw:text-style-name="P1" draw:layer="layout" svg:width="0.1cm" svg:height="0.1cm" svg:x="8.748cm" svg:y="12.156cm">
            <text:p/>
          </draw:circle>
        </draw:g>
        <draw:frame draw:style-name="gr10" draw:text-style-name="P4" draw:layer="layout" svg:width="0.2cm" svg:height="0.3cm" svg:x="8.696cm" svg:y="11.809cm">
          <draw:text-box>
            <text:p><text:span text:style-name="T2">S2</text:span></text:p>
          </draw:text-box>
        </draw:frame>
        <draw:polyline draw:style-name="gr52" draw:text-style-name="P1" draw:layer="layout" svg:width="3.399cm" svg:height="1.799cm" svg:x="8.8cm" svg:y="12.2cm" svg:viewBox="0 0 3400 1800" draw:points="3400,1800 3400,1300 0,1300 0,0">
          <text:p/>
        </draw:polyline>
        <draw:polyline draw:style-name="gr48" draw:text-style-name="P1" draw:layer="layout" svg:width="7.799cm" svg:height="1.799cm" svg:x="8.6cm" svg:y="12.2cm" svg:viewBox="0 0 7800 1800" draw:points="0,0 0,1200 7800,1200 7800,1800">
          <text:p/>
        </draw:polyline>
        <draw:polyline draw:style-name="gr6" draw:text-style-name="P1" draw:layer="layout" svg:width="10.199cm" svg:height="4.599cm" svg:x="8.2cm" svg:y="9.7cm" svg:viewBox="0 0 10200 4600" draw:points="10200,4600 10200,0 0,0 0,700">
          <text:p/>
        </draw:polyline>
        <draw:polyline draw:style-name="gr5" draw:text-style-name="P1" draw:layer="layout" svg:width="5.999cm" svg:height="5.099cm" svg:x="12.6cm" svg:y="9.5cm" svg:viewBox="0 0 6000 5100" draw:points="6000,5100 5900,4900 5900,0 0,0 0,900">
          <text:p/>
        </draw:polyline>
        <draw:g>
          <draw:rect draw:style-name="gr25" draw:text-style-name="P1" draw:layer="layout" svg:width="0.4cm" svg:height="0.2cm" svg:x="16.496cm" svg:y="12.109cm">
            <text:p/>
          </draw:rect>
          <draw:circle draw:style-name="gr26" draw:text-style-name="P1" draw:layer="layout" svg:width="0.1cm" svg:height="0.1cm" svg:x="16.546cm" svg:y="12.159cm">
            <text:p/>
          </draw:circle>
          <draw:circle draw:style-name="gr26" draw:text-style-name="P1" draw:layer="layout" svg:width="0.1cm" svg:height="0.1cm" svg:x="16.746cm" svg:y="12.159cm">
            <text:p/>
          </draw:circle>
        </draw:g>
        <draw:g>
          <draw:rect draw:style-name="gr25" draw:text-style-name="P1" draw:layer="layout" svg:width="0.4cm" svg:height="0.2cm" svg:x="17.296cm" svg:y="12.109cm">
            <text:p/>
          </draw:rect>
          <draw:circle draw:style-name="gr26" draw:text-style-name="P1" draw:layer="layout" svg:width="0.1cm" svg:height="0.1cm" svg:x="17.346cm" svg:y="12.159cm">
            <text:p/>
          </draw:circle>
          <draw:circle draw:style-name="gr26" draw:text-style-name="P1" draw:layer="layout" svg:width="0.1cm" svg:height="0.1cm" svg:x="17.546cm" svg:y="12.159cm">
            <text:p/>
          </draw:circle>
        </draw:g>
        <draw:frame draw:style-name="gr10" draw:text-style-name="P4" draw:layer="layout" svg:width="0.2cm" svg:height="0.3cm" svg:x="16.796cm" svg:y="12.309cm">
          <draw:text-box>
            <text:p><text:span text:style-name="T2">GND</text:span></text:p>
          </draw:text-box>
        </draw:frame>
        <draw:frame draw:style-name="gr10" draw:text-style-name="P4" draw:layer="layout" svg:width="0.2cm" svg:height="0.3cm" svg:x="16.596cm" svg:y="12.309cm">
          <draw:text-box>
            <text:p><text:span text:style-name="T2">5V</text:span></text:p>
          </draw:text-box>
        </draw:frame>
        <draw:frame draw:style-name="gr10" draw:text-style-name="P4" draw:layer="layout" svg:width="0.2cm" svg:height="0.3cm" svg:x="17.596cm" svg:y="12.309cm">
          <draw:text-box>
            <text:p><text:span text:style-name="T2">WRB</text:span></text:p>
          </draw:text-box>
        </draw:frame>
        <draw:frame draw:style-name="gr10" draw:text-style-name="P4" draw:layer="layout" svg:width="0.2cm" svg:height="0.3cm" svg:x="17.396cm" svg:y="12.309cm">
          <draw:text-box>
            <text:p><text:span text:style-name="T2">WRA</text:span></text:p>
          </draw:text-box>
        </draw:frame>
        <draw:g>
          <draw:rect draw:style-name="gr25" draw:text-style-name="P1" draw:layer="layout" svg:width="0.604cm" svg:height="0.2cm" svg:x="16.496cm" svg:y="10.309cm">
            <text:p/>
          </draw:rect>
          <draw:circle draw:style-name="gr26" draw:text-style-name="P1" draw:layer="layout" svg:width="0.1cm" svg:height="0.1cm" svg:x="16.546cm" svg:y="10.359cm">
            <text:p/>
          </draw:circle>
          <draw:circle draw:style-name="gr26" draw:text-style-name="P1" draw:layer="layout" svg:width="0.1cm" svg:height="0.1cm" svg:x="16.746cm" svg:y="10.359cm">
            <text:p/>
          </draw:circle>
          <draw:circle draw:style-name="gr26" draw:text-style-name="P1" draw:layer="layout" svg:width="0.1cm" svg:height="0.1cm" svg:x="16.946cm" svg:y="10.359cm">
            <text:p/>
          </draw:circle>
        </draw:g>
        <draw:g>
          <draw:g>
            <draw:line draw:style-name="gr43" draw:text-style-name="P1" draw:layer="layout" svg:x1="14.957cm" svg:y1="12.199cm" svg:x2="15.457cm" svg:y2="12.199cm">
              <text:p/>
            </draw:line>
            <draw:circle draw:style-name="gr44" draw:text-style-name="P1" draw:layer="layout" svg:width="0.1cm" svg:height="0.1cm" svg:x="14.907cm" svg:y="12.149cm">
              <text:p/>
            </draw:circle>
            <draw:circle draw:style-name="gr44" draw:text-style-name="P1" draw:layer="layout" svg:width="0.1cm" svg:height="0.1cm" svg:x="15.307cm" svg:y="11.949cm">
              <text:p/>
            </draw:circle>
            <draw:circle draw:style-name="gr44" draw:text-style-name="P1" draw:layer="layout" svg:width="0.1cm" svg:height="0.1cm" svg:x="15.307cm" svg:y="12.349cm">
              <text:p/>
            </draw:circle>
          </draw:g>
        </draw:g>
        <draw:line draw:style-name="gr50" draw:text-style-name="P1" draw:layer="layout" svg:x1="15.157cm" svg:y1="12.199cm" svg:x2="15.156cm" svg:y2="11.499cm">
          <text:p/>
        </draw:line>
        <draw:frame draw:style-name="gr53" draw:text-style-name="P13" draw:layer="layout" svg:width="0.3cm" svg:height="0.3cm" svg:x="14.607cm" svg:y="11.699cm">
          <draw:text-box>
            <text:p><text:span text:style-name="T11">T1</text:span></text:p>
          </draw:text-box>
        </draw:frame>
        <draw:frame draw:style-name="gr36" draw:text-style-name="P14" draw:layer="layout" svg:width="0.5cm" svg:height="0.3cm" svg:x="15.51cm" svg:y="11.45cm">
          <draw:text-box>
            <text:p><text:span text:style-name="T12">WSB</text:span></text:p>
          </draw:text-box>
        </draw:frame>
        <draw:g>
          <draw:line draw:style-name="gr50" draw:text-style-name="P1" draw:layer="layout" svg:x1="15.157cm" svg:y1="11.9cm" svg:x2="15.157cm" svg:y2="11.5cm">
            <text:p/>
          </draw:line>
          <draw:line draw:style-name="gr46" draw:text-style-name="P1" draw:layer="layout" svg:x1="15.057cm" svg:y1="11.5cm" svg:x2="15.257cm" svg:y2="11.5cm">
            <text:p/>
          </draw:line>
        </draw:g>
        <draw:frame draw:style-name="gr36" draw:text-style-name="P15" draw:layer="layout" svg:width="0.5cm" svg:height="0.3cm" svg:x="15.507cm" svg:y="11.05cm">
          <draw:text-box>
            <text:p><text:span text:style-name="T13">WSA</text:span></text:p>
          </draw:text-box>
        </draw:frame>
        <draw:frame draw:style-name="gr54" draw:text-style-name="P16" draw:layer="layout" svg:width="0.509cm" svg:height="0.3cm" svg:x="15.5cm" svg:y="10.75cm">
          <draw:text-box>
            <text:p><text:span text:style-name="T14">GND</text:span></text:p>
          </draw:text-box>
        </draw:frame>
        <draw:g>
          <draw:rect draw:style-name="gr25" draw:text-style-name="P1" draw:layer="layout" svg:width="0.604cm" svg:height="0.2cm" svg:x="16.796cm" svg:y="11.709cm">
            <text:p/>
          </draw:rect>
          <draw:circle draw:style-name="gr26" draw:text-style-name="P1" draw:layer="layout" svg:width="0.1cm" svg:height="0.1cm" svg:x="16.846cm" svg:y="11.759cm">
            <text:p/>
          </draw:circle>
          <draw:circle draw:style-name="gr26" draw:text-style-name="P1" draw:layer="layout" svg:width="0.1cm" svg:height="0.1cm" svg:x="17.046cm" svg:y="11.759cm">
            <text:p/>
          </draw:circle>
          <draw:circle draw:style-name="gr26" draw:text-style-name="P1" draw:layer="layout" svg:width="0.1cm" svg:height="0.1cm" svg:x="17.246cm" svg:y="11.759cm">
            <text:p/>
          </draw:circle>
        </draw:g>
        <draw:g>
          <draw:rect draw:style-name="gr25" draw:text-style-name="P1" draw:layer="layout" svg:width="0.604cm" svg:height="0.2cm" svg:x="16.796cm" svg:y="11.209cm">
            <text:p/>
          </draw:rect>
          <draw:circle draw:style-name="gr26" draw:text-style-name="P1" draw:layer="layout" svg:width="0.1cm" svg:height="0.1cm" svg:x="16.846cm" svg:y="11.259cm">
            <text:p/>
          </draw:circle>
          <draw:circle draw:style-name="gr26" draw:text-style-name="P1" draw:layer="layout" svg:width="0.1cm" svg:height="0.1cm" svg:x="17.046cm" svg:y="11.259cm">
            <text:p/>
          </draw:circle>
          <draw:circle draw:style-name="gr26" draw:text-style-name="P1" draw:layer="layout" svg:width="0.1cm" svg:height="0.1cm" svg:x="17.246cm" svg:y="11.259cm">
            <text:p/>
          </draw:circle>
        </draw:g>
        <draw:g>
          <draw:rect draw:style-name="gr25" draw:text-style-name="P1" draw:layer="layout" svg:width="0.202cm" svg:height="0.2cm" svg:x="17.299cm" svg:y="10.306cm">
            <text:p/>
          </draw:rect>
          <draw:circle draw:style-name="gr26" draw:text-style-name="P1" draw:layer="layout" svg:width="0.1cm" svg:height="0.1cm" svg:x="17.349cm" svg:y="10.356cm">
            <text:p/>
          </draw:circle>
        </draw:g>
        <draw:frame draw:style-name="gr10" draw:text-style-name="P4" draw:layer="layout" svg:width="0.2cm" svg:height="0.3cm" svg:x="17.397cm" svg:y="10.009cm">
          <draw:text-box>
            <text:p><text:span text:style-name="T2">V+</text:span></text:p>
          </draw:text-box>
        </draw:frame>
        <draw:polyline draw:style-name="gr22" draw:text-style-name="P1" draw:layer="layout" svg:width="3.699cm" svg:height="3.799cm" svg:x="13.3cm" svg:y="6.6cm" svg:viewBox="0 0 3700 3800" draw:points="0,0 0,800 3700,800 3700,3800">
          <text:p/>
        </draw:polyline>
        <draw:polyline draw:style-name="gr55" draw:text-style-name="P1" draw:layer="layout" svg:width="4.399cm" svg:height="2.199cm" svg:x="12.6cm" svg:y="11.8cm" svg:viewBox="0 0 4400 2200" draw:points="0,2200 0,1200 4400,1200 4400,200 4300,100 4300,0">
          <text:p/>
        </draw:polyline>
        <draw:polyline draw:style-name="gr55" draw:text-style-name="P1" draw:layer="layout" svg:width="4.299cm" svg:height="2.199cm" svg:x="13cm" svg:y="11.8cm" svg:viewBox="0 0 4300 2200" draw:points="0,2200 0,1300 4200,1300 4200,200 4300,100 4300,0">
          <text:p/>
        </draw:polyline>
        <draw:polyline draw:style-name="gr5" draw:text-style-name="P1" draw:layer="layout" svg:width="2.499cm" svg:height="0.499cm" svg:x="14.6cm" svg:y="11cm" svg:viewBox="0 0 2500 500" draw:points="600,500 0,500 0,0 2400,0 2500,200 2500,300">
          <text:p/>
        </draw:polyline>
        <draw:g>
          <draw:g>
            <draw:line draw:style-name="gr43" draw:text-style-name="P1" draw:layer="layout" svg:x1="14.957cm" svg:y1="11.499cm" svg:x2="15.457cm" svg:y2="11.499cm">
              <text:p/>
            </draw:line>
            <draw:circle draw:style-name="gr44" draw:text-style-name="P1" draw:layer="layout" svg:width="0.1cm" svg:height="0.1cm" svg:x="14.907cm" svg:y="11.449cm">
              <text:p/>
            </draw:circle>
            <draw:circle draw:style-name="gr44" draw:text-style-name="P1" draw:layer="layout" svg:width="0.1cm" svg:height="0.1cm" svg:x="15.307cm" svg:y="11.249cm">
              <text:p/>
            </draw:circle>
            <draw:circle draw:style-name="gr44" draw:text-style-name="P1" draw:layer="layout" svg:width="0.1cm" svg:height="0.1cm" svg:x="15.307cm" svg:y="11.649cm">
              <text:p/>
            </draw:circle>
          </draw:g>
        </draw:g>
        <draw:polyline draw:style-name="gr56" draw:text-style-name="P1" draw:layer="layout" svg:width="1.899cm" svg:height="0.399cm" svg:x="15.4cm" svg:y="11.3cm" svg:viewBox="0 0 1900 400" draw:points="1900,0 1900,200 800,200 800,400 0,400">
          <text:p/>
        </draw:polyline>
        <draw:line draw:style-name="gr56" draw:text-style-name="P1" draw:layer="layout" svg:x1="16.9cm" svg:y1="11.3cm" svg:x2="15.4cm" svg:y2="11.3cm">
          <text:p/>
        </draw:line>
        <draw:polyline draw:style-name="gr57" draw:text-style-name="P1" draw:layer="layout" svg:width="0.399cm" svg:height="1.799cm" svg:x="17.2cm" svg:y="12.2cm" svg:viewBox="0 0 400 1800" draw:points="400,0 400,1500 0,1500 0,1800">
          <text:p/>
        </draw:polyline>
        <draw:polyline draw:style-name="gr49" draw:text-style-name="P1" draw:layer="layout" svg:width="0.599cm" svg:height="1.799cm" svg:x="16.8cm" svg:y="12.2cm" svg:viewBox="0 0 600 1800" draw:points="600,0 600,1400 0,1400 0,1800">
          <text:p/>
        </draw:polyline>
        <draw:g>
          <draw:line draw:style-name="gr35" draw:text-style-name="P1" draw:layer="layout" svg:x1="12.9cm" svg:y1="14cm" svg:x2="13.1cm" svg:y2="14cm">
            <text:p/>
          </draw:line>
          <draw:polygon draw:style-name="gr58" draw:text-style-name="P1" draw:layer="layout" svg:width="0.199cm" svg:height="0.199cm" svg:x="12.9cm" svg:y="13.8cm" svg:viewBox="0 0 200 200" draw:points="0,0 200,0 100,200">
            <text:p/>
          </draw:polygon>
        </draw:g>
        <draw:g>
          <draw:line draw:style-name="gr35" draw:text-style-name="P1" draw:layer="layout" svg:x1="12.5cm" svg:y1="14cm" svg:x2="12.7cm" svg:y2="14cm">
            <text:p/>
          </draw:line>
          <draw:polygon draw:style-name="gr58" draw:text-style-name="P1" draw:layer="layout" svg:width="0.199cm" svg:height="0.199cm" svg:x="12.5cm" svg:y="13.8cm" svg:viewBox="0 0 200 200" draw:points="0,0 200,0 100,200">
            <text:p/>
          </draw:polygon>
        </draw:g>
        <draw:polyline draw:style-name="gr21" draw:text-style-name="P1" draw:layer="layout" svg:width="3.699cm" svg:height="3.799cm" svg:x="13.1cm" svg:y="6.6cm" svg:viewBox="0 0 3700 3800" draw:points="0,0 0,900 3700,900 3700,3800">
          <text:p/>
        </draw:polyline>
        <draw:polyline draw:style-name="gr23" draw:text-style-name="P1" draw:layer="layout" svg:width="3.699cm" svg:height="3.799cm" svg:x="12.9cm" svg:y="6.6cm" svg:viewBox="0 0 3700 3800" draw:points="0,0 0,1000 3700,1000 3700,3800">
          <text:p/>
        </draw:polyline>
        <draw:rect draw:style-name="gr59" draw:text-style-name="P1" draw:layer="layout" svg:width="2.2cm" svg:height="1.8cm" svg:x="3.5cm" svg:y="4.002cm">
          <text:p/>
        </draw:rect>
        <draw:g>
          <draw:polygon draw:style-name="gr60" draw:text-style-name="P1" draw:layer="layout" svg:width="0.299cm" svg:height="1.399cm" svg:x="3.189cm" svg:y="4.205cm" svg:viewBox="0 0 300 1400" draw:points="300,26 257,0 214,0 100,50 0,200 0,1200 100,1350 214,1400 257,1400 300,1374">
            <text:p/>
          </draw:polygon>
          <draw:circle draw:style-name="gr61" draw:text-style-name="P3" draw:layer="layout" svg:width="0.06cm" svg:height="0.06cm" svg:x="3.359cm" svg:y="4.275cm">
            <text:p/>
          </draw:circle>
          <draw:circle draw:style-name="gr61" draw:text-style-name="P3" draw:layer="layout" svg:width="0.06cm" svg:height="0.06cm" svg:x="3.359cm" svg:y="4.375cm">
            <text:p/>
          </draw:circle>
          <draw:circle draw:style-name="gr61" draw:text-style-name="P3" draw:layer="layout" svg:width="0.06cm" svg:height="0.06cm" svg:x="3.359cm" svg:y="4.475cm">
            <text:p/>
          </draw:circle>
          <draw:circle draw:style-name="gr61" draw:text-style-name="P3" draw:layer="layout" svg:width="0.06cm" svg:height="0.06cm" svg:x="3.359cm" svg:y="4.575cm">
            <text:p/>
          </draw:circle>
          <draw:circle draw:style-name="gr61" draw:text-style-name="P3" draw:layer="layout" svg:width="0.06cm" svg:height="0.06cm" svg:x="3.359cm" svg:y="4.675cm">
            <text:p/>
          </draw:circle>
          <draw:circle draw:style-name="gr61" draw:text-style-name="P3" draw:layer="layout" svg:width="0.06cm" svg:height="0.06cm" svg:x="3.359cm" svg:y="4.775cm">
            <text:p/>
          </draw:circle>
          <draw:circle draw:style-name="gr61" draw:text-style-name="P3" draw:layer="layout" svg:width="0.06cm" svg:height="0.06cm" svg:x="3.359cm" svg:y="4.875cm">
            <text:p/>
          </draw:circle>
          <draw:circle draw:style-name="gr61" draw:text-style-name="P3" draw:layer="layout" svg:width="0.06cm" svg:height="0.06cm" svg:x="3.359cm" svg:y="4.975cm">
            <text:p/>
          </draw:circle>
          <draw:circle draw:style-name="gr61" draw:text-style-name="P3" draw:layer="layout" svg:width="0.06cm" svg:height="0.06cm" svg:x="3.359cm" svg:y="5.075cm">
            <text:p/>
          </draw:circle>
          <draw:circle draw:style-name="gr61" draw:text-style-name="P3" draw:layer="layout" svg:width="0.06cm" svg:height="0.06cm" svg:x="3.359cm" svg:y="5.175cm">
            <text:p/>
          </draw:circle>
          <draw:circle draw:style-name="gr61" draw:text-style-name="P3" draw:layer="layout" svg:width="0.06cm" svg:height="0.06cm" svg:x="3.359cm" svg:y="5.275cm">
            <text:p/>
          </draw:circle>
          <draw:circle draw:style-name="gr61" draw:text-style-name="P3" draw:layer="layout" svg:width="0.06cm" svg:height="0.06cm" svg:x="3.359cm" svg:y="5.375cm">
            <text:p/>
          </draw:circle>
          <draw:circle draw:style-name="gr61" draw:text-style-name="P3" draw:layer="layout" svg:width="0.06cm" svg:height="0.06cm" svg:x="3.359cm" svg:y="5.475cm">
            <text:p/>
          </draw:circle>
          <draw:circle draw:style-name="gr61" draw:text-style-name="P3" draw:layer="layout" svg:width="0.05cm" svg:height="0.05cm" svg:x="3.264cm" svg:y="4.33cm">
            <text:p/>
          </draw:circle>
          <draw:circle draw:style-name="gr61" draw:text-style-name="P3" draw:layer="layout" svg:width="0.05cm" svg:height="0.05cm" svg:x="3.264cm" svg:y="4.43cm">
            <text:p/>
          </draw:circle>
          <draw:circle draw:style-name="gr61" draw:text-style-name="P3" draw:layer="layout" svg:width="0.05cm" svg:height="0.05cm" svg:x="3.264cm" svg:y="4.53cm">
            <text:p/>
          </draw:circle>
          <draw:circle draw:style-name="gr61" draw:text-style-name="P3" draw:layer="layout" svg:width="0.05cm" svg:height="0.05cm" svg:x="3.264cm" svg:y="4.63cm">
            <text:p/>
          </draw:circle>
          <draw:circle draw:style-name="gr61" draw:text-style-name="P3" draw:layer="layout" svg:width="0.05cm" svg:height="0.05cm" svg:x="3.264cm" svg:y="4.73cm">
            <text:p/>
          </draw:circle>
          <draw:circle draw:style-name="gr61" draw:text-style-name="P3" draw:layer="layout" svg:width="0.05cm" svg:height="0.05cm" svg:x="3.264cm" svg:y="4.83cm">
            <text:p/>
          </draw:circle>
          <draw:circle draw:style-name="gr61" draw:text-style-name="P3" draw:layer="layout" svg:width="0.05cm" svg:height="0.05cm" svg:x="3.264cm" svg:y="4.93cm">
            <text:p/>
          </draw:circle>
          <draw:circle draw:style-name="gr61" draw:text-style-name="P3" draw:layer="layout" svg:width="0.05cm" svg:height="0.05cm" svg:x="3.264cm" svg:y="5.03cm">
            <text:p/>
          </draw:circle>
          <draw:circle draw:style-name="gr61" draw:text-style-name="P3" draw:layer="layout" svg:width="0.05cm" svg:height="0.05cm" svg:x="3.264cm" svg:y="5.13cm">
            <text:p/>
          </draw:circle>
          <draw:circle draw:style-name="gr61" draw:text-style-name="P3" draw:layer="layout" svg:width="0.05cm" svg:height="0.05cm" svg:x="3.264cm" svg:y="5.23cm">
            <text:p/>
          </draw:circle>
          <draw:circle draw:style-name="gr61" draw:text-style-name="P3" draw:layer="layout" svg:width="0.05cm" svg:height="0.05cm" svg:x="3.264cm" svg:y="5.33cm">
            <text:p/>
          </draw:circle>
          <draw:circle draw:style-name="gr61" draw:text-style-name="P3" draw:layer="layout" svg:width="0.05cm" svg:height="0.05cm" svg:x="3.264cm" svg:y="5.43cm">
            <text:p/>
          </draw:circle>
        </draw:g>
        <draw:g>
          <draw:polygon draw:style-name="gr60" draw:text-style-name="P1" draw:layer="layout" svg:width="0.299cm" svg:height="1.399cm" svg:x="5.689cm" svg:y="4.205cm" svg:viewBox="0 0 300 1400" draw:points="0,26 43,0 86,0 200,50 300,200 300,1200 200,1350 86,1400 43,1400 0,1374">
            <text:p/>
          </draw:polygon>
          <draw:circle draw:style-name="gr61" draw:text-style-name="P3" draw:layer="layout" svg:width="0.06cm" svg:height="0.06cm" svg:x="5.759cm" svg:y="4.275cm">
            <text:p/>
          </draw:circle>
          <draw:circle draw:style-name="gr61" draw:text-style-name="P3" draw:layer="layout" svg:width="0.06cm" svg:height="0.06cm" svg:x="5.759cm" svg:y="4.375cm">
            <text:p/>
          </draw:circle>
          <draw:circle draw:style-name="gr61" draw:text-style-name="P3" draw:layer="layout" svg:width="0.06cm" svg:height="0.06cm" svg:x="5.759cm" svg:y="4.475cm">
            <text:p/>
          </draw:circle>
          <draw:circle draw:style-name="gr61" draw:text-style-name="P3" draw:layer="layout" svg:width="0.06cm" svg:height="0.06cm" svg:x="5.759cm" svg:y="4.575cm">
            <text:p/>
          </draw:circle>
          <draw:circle draw:style-name="gr61" draw:text-style-name="P3" draw:layer="layout" svg:width="0.06cm" svg:height="0.06cm" svg:x="5.759cm" svg:y="4.675cm">
            <text:p/>
          </draw:circle>
          <draw:circle draw:style-name="gr61" draw:text-style-name="P3" draw:layer="layout" svg:width="0.06cm" svg:height="0.06cm" svg:x="5.759cm" svg:y="4.775cm">
            <text:p/>
          </draw:circle>
          <draw:circle draw:style-name="gr61" draw:text-style-name="P3" draw:layer="layout" svg:width="0.06cm" svg:height="0.06cm" svg:x="5.759cm" svg:y="4.875cm">
            <text:p/>
          </draw:circle>
          <draw:circle draw:style-name="gr61" draw:text-style-name="P3" draw:layer="layout" svg:width="0.06cm" svg:height="0.06cm" svg:x="5.759cm" svg:y="4.975cm">
            <text:p/>
          </draw:circle>
          <draw:circle draw:style-name="gr61" draw:text-style-name="P3" draw:layer="layout" svg:width="0.06cm" svg:height="0.06cm" svg:x="5.759cm" svg:y="5.075cm">
            <text:p/>
          </draw:circle>
          <draw:circle draw:style-name="gr61" draw:text-style-name="P3" draw:layer="layout" svg:width="0.06cm" svg:height="0.06cm" svg:x="5.759cm" svg:y="5.175cm">
            <text:p/>
          </draw:circle>
          <draw:circle draw:style-name="gr61" draw:text-style-name="P3" draw:layer="layout" svg:width="0.06cm" svg:height="0.06cm" svg:x="5.759cm" svg:y="5.275cm">
            <text:p/>
          </draw:circle>
          <draw:circle draw:style-name="gr61" draw:text-style-name="P3" draw:layer="layout" svg:width="0.06cm" svg:height="0.06cm" svg:x="5.759cm" svg:y="5.375cm">
            <text:p/>
          </draw:circle>
          <draw:circle draw:style-name="gr61" draw:text-style-name="P3" draw:layer="layout" svg:width="0.06cm" svg:height="0.06cm" svg:x="5.759cm" svg:y="5.475cm">
            <text:p/>
          </draw:circle>
          <draw:circle draw:style-name="gr61" draw:text-style-name="P3" draw:layer="layout" svg:width="0.05cm" svg:height="0.05cm" svg:x="5.864cm" svg:y="4.33cm">
            <text:p/>
          </draw:circle>
          <draw:circle draw:style-name="gr61" draw:text-style-name="P3" draw:layer="layout" svg:width="0.05cm" svg:height="0.05cm" svg:x="5.864cm" svg:y="4.43cm">
            <text:p/>
          </draw:circle>
          <draw:circle draw:style-name="gr61" draw:text-style-name="P3" draw:layer="layout" svg:width="0.05cm" svg:height="0.05cm" svg:x="5.864cm" svg:y="4.53cm">
            <text:p/>
          </draw:circle>
          <draw:circle draw:style-name="gr61" draw:text-style-name="P3" draw:layer="layout" svg:width="0.05cm" svg:height="0.05cm" svg:x="5.864cm" svg:y="4.63cm">
            <text:p/>
          </draw:circle>
          <draw:circle draw:style-name="gr61" draw:text-style-name="P3" draw:layer="layout" svg:width="0.05cm" svg:height="0.05cm" svg:x="5.864cm" svg:y="4.73cm">
            <text:p/>
          </draw:circle>
          <draw:circle draw:style-name="gr61" draw:text-style-name="P3" draw:layer="layout" svg:width="0.05cm" svg:height="0.05cm" svg:x="5.864cm" svg:y="4.83cm">
            <text:p/>
          </draw:circle>
          <draw:circle draw:style-name="gr61" draw:text-style-name="P3" draw:layer="layout" svg:width="0.05cm" svg:height="0.05cm" svg:x="5.864cm" svg:y="4.93cm">
            <text:p/>
          </draw:circle>
          <draw:circle draw:style-name="gr61" draw:text-style-name="P3" draw:layer="layout" svg:width="0.05cm" svg:height="0.05cm" svg:x="5.864cm" svg:y="5.03cm">
            <text:p/>
          </draw:circle>
          <draw:circle draw:style-name="gr61" draw:text-style-name="P3" draw:layer="layout" svg:width="0.05cm" svg:height="0.05cm" svg:x="5.864cm" svg:y="5.13cm">
            <text:p/>
          </draw:circle>
          <draw:circle draw:style-name="gr61" draw:text-style-name="P3" draw:layer="layout" svg:width="0.05cm" svg:height="0.05cm" svg:x="5.864cm" svg:y="5.23cm">
            <text:p/>
          </draw:circle>
          <draw:circle draw:style-name="gr61" draw:text-style-name="P3" draw:layer="layout" svg:width="0.05cm" svg:height="0.05cm" svg:x="5.864cm" svg:y="5.33cm">
            <text:p/>
          </draw:circle>
          <draw:circle draw:style-name="gr61" draw:text-style-name="P3" draw:layer="layout" svg:width="0.05cm" svg:height="0.05cm" svg:x="5.864cm" svg:y="5.43cm">
            <text:p/>
          </draw:circle>
        </draw:g>
        <draw:line draw:style-name="gr4" draw:text-style-name="P1" draw:layer="layout" svg:x1="3.389cm" svg:y1="5.005cm" svg:x2="5.789cm" svg:y2="5.005cm">
          <text:p/>
        </draw:line>
        <draw:rect draw:style-name="gr8" draw:text-style-name="P1" draw:layer="layout" svg:width="0.2cm" svg:height="0.3cm" svg:x="3.6cm" svg:y="6.302cm">
          <text:p/>
        </draw:rect>
        <draw:line draw:style-name="gr62" draw:text-style-name="P1" draw:layer="layout" svg:x1="3.389cm" svg:y1="4.305cm" svg:x2="5.789cm" svg:y2="4.305cm">
          <text:p/>
        </draw:line>
        <draw:line draw:style-name="gr63" draw:text-style-name="P1" draw:layer="layout" svg:x1="5.789cm" svg:y1="5.505cm" svg:x2="3.389cm" svg:y2="5.505cm">
          <text:p/>
        </draw:line>
        <draw:line draw:style-name="gr3" draw:text-style-name="P3" draw:layer="layout" svg:x1="3.389cm" svg:y1="4.905cm" svg:x2="5.789cm" svg:y2="4.905cm">
          <text:p/>
        </draw:line>
        <draw:circle draw:style-name="gr64" draw:text-style-name="P3" draw:layer="layout" svg:width="0.08cm" svg:height="0.08cm" svg:x="4.66cm" svg:y="4.762cm">
          <text:p/>
        </draw:circle>
        <draw:line draw:style-name="gr65" draw:text-style-name="P1" draw:layer="layout" svg:x1="3.389cm" svg:y1="4.605cm" svg:x2="5.789cm" svg:y2="4.605cm">
          <text:p/>
        </draw:line>
        <draw:line draw:style-name="gr66" draw:text-style-name="P1" draw:layer="layout" svg:x1="3.389cm" svg:y1="4.705cm" svg:x2="5.789cm" svg:y2="4.705cm">
          <text:p/>
        </draw:line>
        <draw:line draw:style-name="gr4" draw:text-style-name="P1" draw:layer="layout" svg:x1="3.389cm" svg:y1="4.805cm" svg:x2="5.789cm" svg:y2="4.805cm">
          <text:p/>
        </draw:line>
        <draw:line draw:style-name="gr67" draw:text-style-name="P1" draw:layer="layout" svg:x1="3.389cm" svg:y1="5.105cm" svg:x2="5.789cm" svg:y2="5.105cm">
          <text:p/>
        </draw:line>
        <draw:line draw:style-name="gr5" draw:text-style-name="P1" draw:layer="layout" svg:x1="3.389cm" svg:y1="5.205cm" svg:x2="5.789cm" svg:y2="5.205cm">
          <text:p/>
        </draw:line>
        <draw:line draw:style-name="gr68" draw:text-style-name="P1" draw:layer="layout" svg:x1="3.389cm" svg:y1="5.305cm" svg:x2="5.789cm" svg:y2="5.305cm">
          <text:p/>
        </draw:line>
        <draw:line draw:style-name="gr69" draw:text-style-name="P1" draw:layer="layout" svg:x1="3.389cm" svg:y1="4.505cm" svg:x2="5.789cm" svg:y2="4.505cm">
          <text:p/>
        </draw:line>
        <draw:frame draw:style-name="gr9" draw:text-style-name="P4" draw:layer="layout" svg:width="0.2cm" svg:height="0.3cm" svg:x="3.6cm" svg:y="6.302cm">
          <draw:text-box>
            <text:p><text:span text:style-name="T2">SS</text:span></text:p>
          </draw:text-box>
        </draw:frame>
        <draw:line draw:style-name="gr63" draw:text-style-name="P1" draw:layer="layout" svg:x1="3.7cm" svg:y1="6.302cm" svg:x2="3.7cm" svg:y2="5.502cm">
          <text:p/>
        </draw:line>
        <draw:circle draw:style-name="gr70" draw:text-style-name="P3" draw:layer="layout" svg:width="0.08cm" svg:height="0.08cm" svg:x="4.049cm" svg:y="5.165cm">
          <text:p/>
        </draw:circle>
        <draw:line draw:style-name="gr68" draw:text-style-name="P1" draw:layer="layout" svg:x1="3.889cm" svg:y1="6.305cm" svg:x2="3.889cm" svg:y2="5.305cm">
          <text:p/>
        </draw:line>
        <draw:circle draw:style-name="gr71" draw:text-style-name="P3" draw:layer="layout" svg:width="0.08cm" svg:height="0.08cm" svg:x="3.849cm" svg:y="5.265cm">
          <text:p/>
        </draw:circle>
        <draw:line draw:style-name="gr5" draw:text-style-name="P1" draw:layer="layout" svg:x1="4.089cm" svg:y1="6.305cm" svg:x2="4.089cm" svg:y2="5.205cm">
          <text:p/>
        </draw:line>
        <draw:line draw:style-name="gr67" draw:text-style-name="P1" draw:layer="layout" svg:x1="4.289cm" svg:y1="6.305cm" svg:x2="4.289cm" svg:y2="5.105cm">
          <text:p/>
        </draw:line>
        <draw:circle draw:style-name="gr72" draw:text-style-name="P3" draw:layer="layout" svg:width="0.08cm" svg:height="0.08cm" svg:x="3.66cm" svg:y="5.462cm">
          <text:p/>
        </draw:circle>
        <draw:circle draw:style-name="gr73" draw:text-style-name="P3" draw:layer="layout" svg:width="0.08cm" svg:height="0.08cm" svg:x="4.249cm" svg:y="5.065cm">
          <text:p/>
        </draw:circle>
        <draw:line draw:style-name="gr3" draw:text-style-name="P3" draw:layer="layout" svg:x1="4.5cm" svg:y1="6.302cm" svg:x2="4.5cm" svg:y2="4.902cm">
          <text:p/>
        </draw:line>
        <draw:circle draw:style-name="gr74" draw:text-style-name="P3" draw:layer="layout" svg:width="0.08cm" svg:height="0.08cm" svg:x="4.46cm" svg:y="4.862cm">
          <text:p/>
        </draw:circle>
        <draw:line draw:style-name="gr4" draw:text-style-name="P1" draw:layer="layout" svg:x1="4.7cm" svg:y1="6.302cm" svg:x2="4.7cm" svg:y2="4.802cm">
          <text:p/>
        </draw:line>
        <draw:line draw:style-name="gr66" draw:text-style-name="P1" draw:layer="layout" svg:x1="4.889cm" svg:y1="6.305cm" svg:x2="4.889cm" svg:y2="4.705cm">
          <text:p/>
        </draw:line>
        <draw:line draw:style-name="gr65" draw:text-style-name="P1" draw:layer="layout" svg:x1="5.089cm" svg:y1="4.605cm" svg:x2="5.089cm" svg:y2="6.305cm">
          <text:p/>
        </draw:line>
        <draw:line draw:style-name="gr69" draw:text-style-name="P1" draw:layer="layout" svg:x1="5.289cm" svg:y1="6.305cm" svg:x2="5.289cm" svg:y2="4.505cm">
          <text:p/>
        </draw:line>
        <draw:line draw:style-name="gr62" draw:text-style-name="P1" draw:layer="layout" svg:x1="5.489cm" svg:y1="6.305cm" svg:x2="5.489cm" svg:y2="4.305cm">
          <text:p/>
        </draw:line>
        <draw:circle draw:style-name="gr75" draw:text-style-name="P3" draw:layer="layout" svg:width="0.08cm" svg:height="0.08cm" svg:x="4.849cm" svg:y="4.665cm">
          <text:p/>
        </draw:circle>
        <draw:circle draw:style-name="gr76" draw:text-style-name="P3" draw:layer="layout" svg:width="0.08cm" svg:height="0.08cm" svg:x="5.049cm" svg:y="4.565cm">
          <text:p/>
        </draw:circle>
        <draw:circle draw:style-name="gr77" draw:text-style-name="P3" draw:layer="layout" svg:width="0.08cm" svg:height="0.08cm" svg:x="5.249cm" svg:y="4.465cm">
          <text:p/>
        </draw:circle>
        <draw:circle draw:style-name="gr78" draw:text-style-name="P3" draw:layer="layout" svg:width="0.08cm" svg:height="0.08cm" svg:x="5.449cm" svg:y="4.265cm">
          <text:p/>
        </draw:circle>
        <draw:frame draw:style-name="gr79" draw:text-style-name="P17" draw:layer="layout" svg:width="0.133cm" svg:height="0.276cm" svg:x="3.556cm" svg:y="4.029cm">
          <draw:text-box>
            <text:p><text:span text:style-name="T4">1</text:span></text:p>
          </draw:text-box>
        </draw:frame>
        <draw:frame draw:style-name="gr79" draw:text-style-name="P17" draw:layer="layout" svg:width="0.133cm" svg:height="0.276cm" svg:x="5.557cm" svg:y="5.529cm">
          <draw:text-box>
            <text:p><text:span text:style-name="T4">1</text:span></text:p>
          </draw:text-box>
        </draw:frame>
        <draw:circle draw:style-name="gr64" draw:text-style-name="P3" draw:layer="layout" svg:width="0.08cm" svg:height="0.08cm" svg:x="4.66cm" svg:y="4.962cm">
          <text:p/>
        </draw:circle>
        <draw:frame draw:style-name="gr80" draw:text-style-name="P17" draw:layer="layout" svg:width="1.001cm" svg:height="0.276cm" svg:x="4.057cm" svg:y="4.029cm">
          <draw:text-box>
            <text:p><text:span text:style-name="T15">2x Stecker</text:span></text:p>
          </draw:text-box>
        </draw:frame>
        <draw:frame draw:style-name="gr81" draw:text-style-name="P17" draw:layer="layout" svg:width="0.264cm" svg:height="0.276cm" svg:x="5.368cm" svg:y="4.026cm">
          <draw:text-box>
            <text:p><text:span text:style-name="T4">13</text:span></text:p>
          </draw:text-box>
        </draw:frame>
        <draw:frame draw:style-name="gr81" draw:text-style-name="P17" draw:layer="layout" svg:width="0.264cm" svg:height="0.276cm" svg:x="3.158cm" svg:y="5.629cm">
          <draw:text-box>
            <text:p><text:span text:style-name="T4">13</text:span></text:p>
          </draw:text-box>
        </draw:frame>
        <draw:rect draw:style-name="gr8" draw:text-style-name="P1" draw:layer="layout" svg:width="0.2cm" svg:height="0.3cm" svg:x="3.8cm" svg:y="6.302cm">
          <text:p/>
        </draw:rect>
        <draw:frame draw:style-name="gr10" draw:text-style-name="P4" draw:layer="layout" svg:width="0.2cm" svg:height="0.3cm" svg:x="3.8cm" svg:y="6.302cm">
          <draw:text-box>
            <text:p><text:span text:style-name="T2">SN</text:span></text:p>
          </draw:text-box>
        </draw:frame>
        <draw:rect draw:style-name="gr8" draw:text-style-name="P1" draw:layer="layout" svg:width="0.2cm" svg:height="0.3cm" svg:x="4cm" svg:y="6.302cm">
          <text:p/>
        </draw:rect>
        <draw:frame draw:style-name="gr10" draw:text-style-name="P4" draw:layer="layout" svg:width="0.2cm" svg:height="0.3cm" svg:x="4cm" svg:y="6.302cm">
          <draw:text-box>
            <text:p><text:span text:style-name="T2">OA</text:span></text:p>
          </draw:text-box>
        </draw:frame>
        <draw:rect draw:style-name="gr8" draw:text-style-name="P1" draw:layer="layout" svg:width="0.2cm" svg:height="0.3cm" svg:x="4.2cm" svg:y="6.302cm">
          <text:p/>
        </draw:rect>
        <draw:frame draw:style-name="gr10" draw:text-style-name="P4" draw:layer="layout" svg:width="0.2cm" svg:height="0.3cm" svg:x="4.2cm" svg:y="6.302cm">
          <draw:text-box>
            <text:p><text:span text:style-name="T2">OB</text:span></text:p>
          </draw:text-box>
        </draw:frame>
        <draw:rect draw:style-name="gr8" draw:text-style-name="P1" draw:layer="layout" svg:width="0.2cm" svg:height="0.3cm" svg:x="4.4cm" svg:y="6.302cm">
          <text:p/>
        </draw:rect>
        <draw:frame draw:style-name="gr10" draw:text-style-name="P4" draw:layer="layout" svg:width="0.2cm" svg:height="0.3cm" svg:x="4.4cm" svg:y="6.302cm">
          <draw:text-box>
            <text:p><text:span text:style-name="T2">V+</text:span></text:p>
          </draw:text-box>
        </draw:frame>
        <draw:rect draw:style-name="gr8" draw:text-style-name="P1" draw:layer="layout" svg:width="0.2cm" svg:height="0.3cm" svg:x="4.6cm" svg:y="6.302cm">
          <text:p/>
        </draw:rect>
        <draw:frame draw:style-name="gr10" draw:text-style-name="P4" draw:layer="layout" svg:width="0.2cm" svg:height="0.3cm" svg:x="4.6cm" svg:y="6.302cm">
          <draw:text-box>
            <text:p><text:span text:style-name="T2">V-</text:span></text:p>
          </draw:text-box>
        </draw:frame>
        <draw:rect draw:style-name="gr8" draw:text-style-name="P1" draw:layer="layout" svg:width="0.2cm" svg:height="0.3cm" svg:x="4.8cm" svg:y="6.302cm">
          <text:p/>
        </draw:rect>
        <draw:frame draw:style-name="gr10" draw:text-style-name="P4" draw:layer="layout" svg:width="0.2cm" svg:height="0.3cm" svg:x="4.8cm" svg:y="6.302cm">
          <draw:text-box>
            <text:p><text:span text:style-name="T2">WB</text:span></text:p>
          </draw:text-box>
        </draw:frame>
        <draw:rect draw:style-name="gr8" draw:text-style-name="P1" draw:layer="layout" svg:width="0.2cm" svg:height="0.3cm" svg:x="5cm" svg:y="6.302cm">
          <text:p/>
        </draw:rect>
        <draw:frame draw:style-name="gr10" draw:text-style-name="P4" draw:layer="layout" svg:width="0.2cm" svg:height="0.3cm" svg:x="5cm" svg:y="6.302cm">
          <draw:text-box>
            <text:p><text:span text:style-name="T2">WA</text:span></text:p>
          </draw:text-box>
        </draw:frame>
        <draw:rect draw:style-name="gr8" draw:text-style-name="P1" draw:layer="layout" svg:width="0.2cm" svg:height="0.3cm" svg:x="5.2cm" svg:y="6.302cm">
          <text:p/>
        </draw:rect>
        <draw:frame draw:style-name="gr10" draw:text-style-name="P4" draw:layer="layout" svg:width="0.2cm" svg:height="0.3cm" svg:x="5.2cm" svg:y="6.302cm">
          <draw:text-box>
            <text:p><text:span text:style-name="T2">NS</text:span></text:p>
          </draw:text-box>
        </draw:frame>
        <draw:rect draw:style-name="gr8" draw:text-style-name="P1" draw:layer="layout" svg:width="0.2cm" svg:height="0.3cm" svg:x="5.4cm" svg:y="6.302cm">
          <text:p/>
        </draw:rect>
        <draw:frame draw:style-name="gr10" draw:text-style-name="P4" draw:layer="layout" svg:width="0.2cm" svg:height="0.3cm" svg:x="5.4cm" svg:y="6.302cm">
          <draw:text-box>
            <text:p><text:span text:style-name="T2">NN</text:span></text:p>
          </draw:text-box>
        </draw:frame>
        <draw:frame draw:style-name="gr9" draw:text-style-name="P4" draw:layer="layout" svg:width="0.4cm" svg:height="0.3cm" svg:x="2.9cm" svg:y="4.002cm">
          <draw:text-box>
            <text:p><text:span text:style-name="T2">West</text:span></text:p>
          </draw:text-box>
        </draw:frame>
        <draw:frame draw:style-name="gr9" draw:text-style-name="P4" draw:layer="layout" svg:width="0.3cm" svg:height="0.3cm" svg:x="5.9cm" svg:y="4.002cm">
          <draw:text-box>
            <text:p><text:span text:style-name="T2">Ost</text:span></text:p>
          </draw:text-box>
        </draw:frame>
        <draw:frame draw:style-name="gr9" draw:text-style-name="P4" draw:layer="layout" svg:width="0.4cm" svg:height="0.3cm" svg:x="2.9cm" svg:y="4.002cm">
          <draw:text-box>
            <text:p><text:span text:style-name="T2">West</text:span></text:p>
          </draw:text-box>
        </draw:frame>
        <draw:rect draw:style-name="gr8" draw:text-style-name="P1" draw:layer="layout" svg:width="0.2cm" svg:height="0.3cm" svg:x="2.5cm" svg:y="7.995cm">
          <text:p/>
        </draw:rect>
        <draw:frame draw:style-name="gr10" draw:text-style-name="P4" draw:layer="layout" svg:width="0.2cm" svg:height="0.3cm" svg:x="2.5cm" svg:y="7.995cm">
          <draw:text-box>
            <text:p><text:span text:style-name="T2">V+</text:span></text:p>
          </draw:text-box>
        </draw:frame>
        <draw:rect draw:style-name="gr8" draw:text-style-name="P1" draw:layer="layout" svg:width="0.2cm" svg:height="0.3cm" svg:x="2.7cm" svg:y="7.995cm">
          <text:p/>
        </draw:rect>
        <draw:frame draw:style-name="gr10" draw:text-style-name="P4" draw:layer="layout" svg:width="0.2cm" svg:height="0.3cm" svg:x="2.7cm" svg:y="7.995cm">
          <draw:text-box>
            <text:p><text:span text:style-name="T2">V-</text:span></text:p>
          </draw:text-box>
        </draw:frame>
        <draw:rect draw:style-name="gr8" draw:text-style-name="P1" draw:layer="layout" svg:width="0.2cm" svg:height="0.3cm" svg:x="2.9cm" svg:y="7.995cm">
          <text:p/>
        </draw:rect>
        <draw:frame draw:style-name="gr10" draw:text-style-name="P4" draw:layer="layout" svg:width="0.2cm" svg:height="0.3cm" svg:x="2.9cm" svg:y="7.995cm">
          <draw:text-box>
            <text:p><text:span text:style-name="T2">5V</text:span></text:p>
          </draw:text-box>
        </draw:frame>
        <draw:rect draw:style-name="gr8" draw:text-style-name="P1" draw:layer="layout" svg:width="0.2cm" svg:height="0.3cm" svg:x="3.1cm" svg:y="7.995cm">
          <text:p/>
        </draw:rect>
        <draw:frame draw:style-name="gr10" draw:text-style-name="P4" draw:layer="layout" svg:width="0.2cm" svg:height="0.3cm" svg:x="3.1cm" svg:y="7.995cm">
          <draw:text-box>
            <text:p><text:span text:style-name="T2">GND</text:span></text:p>
          </draw:text-box>
        </draw:frame>
        <draw:rect draw:style-name="gr1" draw:text-style-name="P1" draw:layer="layout" svg:width="0.8cm" svg:height="1.4cm" svg:x="2.5cm" svg:y="6.595cm">
          <text:p/>
        </draw:rect>
        <draw:frame draw:style-name="gr28" draw:text-style-name="P5" draw:layer="layout" svg:width="0.63cm" svg:height="0.276cm" svg:x="2.6cm" svg:y="6.845cm">
          <draw:text-box>
            <text:p><text:span text:style-name="T3">U5_NT</text:span></text:p>
          </draw:text-box>
        </draw:frame>
        <draw:frame draw:style-name="gr28" draw:text-style-name="P17" draw:layer="layout" svg:width="0.7cm" svg:height="0.276cm" svg:x="2.55cm" svg:y="7.215cm">
          <draw:text-box>
            <text:p><text:span text:style-name="T4">Netzteil</text:span></text:p>
          </draw:text-box>
        </draw:frame>
        <draw:polyline draw:style-name="gr6" draw:text-style-name="P1" draw:layer="layout" svg:width="2.199cm" svg:height="2.099cm" svg:x="16.6cm" svg:y="12.2cm" svg:viewBox="0 0 2200 2100" draw:points="2200,2100 2200,700 0,700 0,0">
          <text:p/>
        </draw:polyline>
        <draw:polyline draw:style-name="gr5" draw:text-style-name="P1" draw:layer="layout" svg:width="1.999cm" svg:height="2.399cm" svg:x="16.8cm" svg:y="12.2cm" svg:viewBox="0 0 2000 2400" draw:points="2000,2400 1900,2300 1900,600 0,600 0,0">
          <text:p/>
        </draw:polyline>
        <draw:polyline draw:style-name="gr4" draw:text-style-name="P1" draw:layer="layout" svg:width="4.099cm" svg:height="3.799cm" svg:x="4.7cm" svg:y="6.6cm" svg:viewBox="0 0 4100 3800" draw:points="0,0 0,1800 4100,1800 4100,3800">
          <text:p/>
        </draw:polyline>
        <draw:line draw:style-name="gr3" draw:text-style-name="P3" draw:layer="layout" svg:x1="8.6cm" svg:y1="8.5cm" svg:x2="8.6cm" svg:y2="10.4cm">
          <text:p/>
        </draw:line>
        <draw:polyline draw:style-name="gr3" draw:text-style-name="P3" draw:layer="layout" svg:width="12.899cm" svg:height="3.799cm" svg:x="4.5cm" svg:y="6.6cm" svg:viewBox="0 0 12900 3800" draw:points="0,0 0,1900 12900,1900 12900,3800">
          <text:p/>
        </draw:polyline>
        <draw:polyline draw:style-name="gr19" draw:text-style-name="P1" draw:layer="layout" svg:width="4.899cm" svg:height="3.799cm" svg:x="9.2cm" svg:y="6.6cm" svg:viewBox="0 0 4900 3800" draw:points="0,3800 0,1800 4900,1800 4900,0">
          <text:p/>
        </draw:polyline>
        <draw:polyline draw:style-name="gr20" draw:text-style-name="P1" draw:layer="layout" svg:width="4.899cm" svg:height="3.799cm" svg:x="9cm" svg:y="6.6cm" svg:viewBox="0 0 4900 3800" draw:points="4900,0 4900,1700 0,1700 0,3800">
          <text:p/>
        </draw:polyline>
        <draw:polyline draw:style-name="gr5" draw:text-style-name="P1" draw:layer="layout" svg:width="9.999cm" svg:height="4.799cm" svg:x="8.4cm" svg:y="9.8cm" svg:viewBox="0 0 10000 4800" draw:points="10000,4800 9900,4700 9900,0 0,0 0,600">
          <text:p/>
        </draw:polyline>
        <draw:rect draw:style-name="gr8" draw:text-style-name="P1" draw:layer="layout" svg:width="0.2cm" svg:height="0.3cm" svg:x="5.007cm" svg:y="12.201cm">
          <text:p/>
        </draw:rect>
        <draw:frame draw:style-name="gr10" draw:text-style-name="P4" draw:layer="layout" svg:width="0.2cm" svg:height="0.3cm" svg:x="5.007cm" svg:y="12.201cm">
          <draw:text-box>
            <text:p><text:span text:style-name="T2">WA</text:span></text:p>
          </draw:text-box>
        </draw:frame>
        <draw:rect draw:style-name="gr8" draw:text-style-name="P1" draw:layer="layout" svg:width="0.2cm" svg:height="0.3cm" svg:x="4.807cm" svg:y="12.201cm">
          <text:p/>
        </draw:rect>
        <draw:frame draw:style-name="gr10" draw:text-style-name="P4" draw:layer="layout" svg:width="0.2cm" svg:height="0.3cm" svg:x="4.807cm" svg:y="12.201cm">
          <draw:text-box>
            <text:p><text:span text:style-name="T2">WB</text:span></text:p>
          </draw:text-box>
        </draw:frame>
        <draw:rect draw:style-name="gr8" draw:text-style-name="P1" draw:layer="layout" svg:width="0.2cm" svg:height="0.3cm" svg:x="5.107cm" svg:y="13.101cm">
          <text:p/>
        </draw:rect>
        <draw:frame draw:style-name="gr10" draw:text-style-name="P4" draw:layer="layout" svg:width="0.2cm" svg:height="0.3cm" svg:x="5.107cm" svg:y="13.101cm">
          <draw:text-box>
            <text:p><text:span text:style-name="T2">GND</text:span></text:p>
          </draw:text-box>
        </draw:frame>
        <draw:frame draw:style-name="gr28" draw:text-style-name="P5" draw:layer="layout" svg:width="0.5cm" svg:height="0.3cm" svg:x="4.757cm" svg:y="12.556cm">
          <draw:text-box>
            <text:p><text:span text:style-name="T3">CC_U5</text:span></text:p>
          </draw:text-box>
        </draw:frame>
        <draw:frame draw:style-name="gr28" draw:text-style-name="P17" draw:layer="layout" svg:width="0.5cm" svg:height="0.3cm" svg:x="4.757cm" svg:y="12.806cm">
          <draw:text-box>
            <text:p><text:span text:style-name="T4">DCC/5V</text:span></text:p>
          </draw:text-box>
        </draw:frame>
        <draw:rect draw:style-name="gr8" draw:text-style-name="P1" draw:layer="layout" svg:width="0.2cm" svg:height="0.3cm" svg:x="4.907cm" svg:y="13.101cm">
          <text:p/>
        </draw:rect>
        <draw:frame draw:style-name="gr10" draw:text-style-name="P4" draw:layer="layout" svg:width="0.2cm" svg:height="0.3cm" svg:x="4.907cm" svg:y="13.101cm">
          <draw:text-box>
            <text:p><text:span text:style-name="T2">DC5</text:span></text:p>
          </draw:text-box>
        </draw:frame>
        <draw:rect draw:style-name="gr8" draw:text-style-name="P1" draw:layer="layout" svg:width="0.2cm" svg:height="0.3cm" svg:x="4.707cm" svg:y="13.101cm">
          <text:p/>
        </draw:rect>
        <draw:frame draw:style-name="gr10" draw:text-style-name="P4" draw:layer="layout" svg:width="0.2cm" svg:height="0.3cm" svg:x="4.707cm" svg:y="13.101cm">
          <draw:text-box>
            <text:p><text:span text:style-name="T2">3V3</text:span></text:p>
          </draw:text-box>
        </draw:frame>
        <draw:rect draw:style-name="gr1" draw:text-style-name="P1" draw:layer="layout" svg:width="0.6cm" svg:height="0.595cm" svg:x="4.707cm" svg:y="12.506cm">
          <text:p/>
        </draw:rect>
        <draw:line draw:style-name="gr69" draw:text-style-name="P1" draw:layer="layout" svg:x1="4.807cm" svg:y1="13.406cm" svg:x2="4.807cm" svg:y2="14.106cm">
          <text:p/>
        </draw:line>
        <draw:line draw:style-name="gr82" draw:text-style-name="P1" draw:layer="layout" svg:x1="5.007cm" svg:y1="13.406cm" svg:x2="5.007cm" svg:y2="14.106cm">
          <text:p/>
        </draw:line>
        <draw:line draw:style-name="gr5" draw:text-style-name="P1" draw:layer="layout" svg:x1="5.207cm" svg:y1="13.406cm" svg:x2="5.207cm" svg:y2="14.106cm">
          <text:p/>
        </draw:line>
        <draw:polygon draw:style-name="gr83" draw:text-style-name="P1" draw:layer="layout" svg:width="0.099cm" svg:height="0.249cm" svg:x="4.757cm" svg:y="13.706cm" svg:viewBox="0 0 100 250" draw:points="0,250 100,250 50,0">
          <text:p/>
        </draw:polygon>
        <draw:polygon draw:style-name="gr84" draw:text-style-name="P1" draw:layer="layout" svg:width="0.099cm" svg:height="0.249cm" svg:x="4.957cm" svg:y="13.706cm" svg:viewBox="0 0 100 250" draw:points="0,0 100,0 50,250">
          <text:p/>
        </draw:polygon>
        <draw:polygon draw:style-name="gr85" draw:text-style-name="P1" draw:layer="layout" svg:width="0.099cm" svg:height="0.249cm" svg:x="4.26cm" svg:y="12.603cm" svg:viewBox="0 0 100 250" draw:points="100,0 0,0 50,250">
          <text:p/>
        </draw:polygon>
        <draw:line draw:style-name="gr6" draw:text-style-name="P1" draw:layer="layout" svg:x1="4.107cm" svg:y1="14.406cm" svg:x2="3.007cm" svg:y2="14.406cm">
          <text:p/>
        </draw:line>
        <draw:line draw:style-name="gr5" draw:text-style-name="P1" draw:layer="layout" svg:x1="4.107cm" svg:y1="14.606cm" svg:x2="3.007cm" svg:y2="14.606cm">
          <text:p/>
        </draw:line>
        <draw:frame draw:style-name="gr28" draw:text-style-name="P17" draw:layer="layout" svg:width="0.5cm" svg:height="0.276cm" draw:transform="rotate (1.5707963267946) translate (2.717cm 14.946cm)">
          <draw:text-box>
            <text:p><text:span text:style-name="T4">USB</text:span></text:p>
          </draw:text-box>
        </draw:frame>
        <draw:line draw:style-name="gr5" draw:text-style-name="P1" draw:layer="layout" svg:x1="4.107cm" svg:y1="14.806cm" svg:x2="3.007cm" svg:y2="14.806cm">
          <text:p/>
        </draw:line>
        <draw:line draw:style-name="gr5" draw:text-style-name="P1" draw:layer="layout" svg:x1="4.107cm" svg:y1="15.006cm" svg:x2="3.007cm" svg:y2="15.006cm">
          <text:p/>
        </draw:line>
        <draw:frame draw:style-name="gr36" draw:text-style-name="P7" draw:layer="layout" svg:width="0.3cm" svg:height="0.23cm" svg:x="3.407cm" svg:y="14.206cm">
          <draw:text-box>
            <text:p><text:span text:style-name="T5">5V</text:span></text:p>
          </draw:text-box>
        </draw:frame>
        <draw:line draw:style-name="gr6" draw:text-style-name="P1" draw:layer="layout" svg:x1="4.307cm" svg:y1="14.106cm" svg:x2="4.307cm" svg:y2="13.506cm">
          <text:p/>
        </draw:line>
        <draw:frame draw:style-name="gr36" draw:text-style-name="P7" draw:layer="layout" svg:width="0.3cm" svg:height="0.23cm" draw:transform="rotate (1.5707963267946) translate (4.107cm 14.006cm)">
          <draw:text-box>
            <text:p><text:span text:style-name="T5">5V</text:span></text:p>
          </draw:text-box>
        </draw:frame>
        <draw:frame draw:style-name="gr36" draw:text-style-name="P7" draw:layer="layout" svg:width="0.4cm" svg:height="0.23cm" svg:x="3.407cm" svg:y="14.406cm">
          <draw:text-box>
            <text:p><text:span text:style-name="T5">GND</text:span></text:p>
          </draw:text-box>
        </draw:frame>
        <draw:frame draw:style-name="gr36" draw:text-style-name="P7" draw:layer="layout" svg:width="0.4cm" svg:height="0.23cm" svg:x="3.407cm" svg:y="14.606cm">
          <draw:text-box>
            <text:p><text:span text:style-name="T5">TxD</text:span></text:p>
          </draw:text-box>
        </draw:frame>
        <draw:frame draw:style-name="gr36" draw:text-style-name="P7" draw:layer="layout" svg:width="0.4cm" svg:height="0.23cm" svg:x="3.407cm" svg:y="14.806cm">
          <draw:text-box>
            <text:p><text:span text:style-name="T5">RxD</text:span></text:p>
          </draw:text-box>
        </draw:frame>
        <draw:line draw:style-name="gr33" draw:text-style-name="P1" draw:layer="layout" svg:x1="6.007cm" svg:y1="14.906cm" svg:x2="6.807cm" svg:y2="14.906cm">
          <text:p/>
        </draw:line>
        <draw:line draw:style-name="gr34" draw:text-style-name="P1" draw:layer="layout" svg:x1="6.807cm" svg:y1="15.206cm" svg:x2="6.007cm" svg:y2="15.206cm">
          <text:p/>
        </draw:line>
        <draw:line draw:style-name="gr35" draw:text-style-name="P1" draw:layer="layout" svg:x1="6cm" svg:y1="14.6cm" svg:x2="8.2cm" svg:y2="14.6cm">
          <text:p/>
        </draw:line>
        <draw:line draw:style-name="gr6" draw:text-style-name="P1" draw:layer="layout" svg:x1="8.2cm" svg:y1="14.3cm" svg:x2="6cm" svg:y2="14.3cm">
          <text:p/>
        </draw:line>
        <draw:frame draw:style-name="gr36" draw:text-style-name="P7" draw:layer="layout" svg:width="0.5cm" svg:height="0.28cm" svg:x="6.107cm" svg:y="14.356cm">
          <draw:text-box>
            <text:p><text:span text:style-name="T5">GND</text:span></text:p>
          </draw:text-box>
        </draw:frame>
        <draw:frame draw:style-name="gr36" draw:text-style-name="P8" draw:layer="layout" svg:width="0.5cm" svg:height="0.28cm" svg:x="6.107cm" svg:y="14.959cm">
          <draw:text-box>
            <text:p><text:span text:style-name="T6">SCL</text:span></text:p>
          </draw:text-box>
        </draw:frame>
        <draw:frame draw:style-name="gr36" draw:text-style-name="P9" draw:layer="layout" svg:width="0.5cm" svg:height="0.28cm" svg:x="6.107cm" svg:y="14.656cm">
          <draw:text-box>
            <text:p><text:span text:style-name="T7">SDA</text:span></text:p>
          </draw:text-box>
        </draw:frame>
        <draw:frame draw:style-name="gr36" draw:text-style-name="P10" draw:layer="layout" svg:width="0.4cm" svg:height="0.28cm" svg:x="6.107cm" svg:y="14.056cm">
          <draw:text-box>
            <text:p><text:span text:style-name="T8">+5V</text:span></text:p>
          </draw:text-box>
        </draw:frame>
        <draw:rect draw:style-name="gr1" draw:text-style-name="P1" draw:layer="layout" svg:width="1.893cm" svg:height="1.2cm" svg:x="4.107cm" svg:y="14.106cm">
          <text:p/>
        </draw:rect>
        <draw:frame draw:style-name="gr28" draw:text-style-name="P17" draw:layer="layout" svg:width="0.6cm" svg:height="0.3cm" svg:x="6.857cm" svg:y="14.906cm">
          <draw:text-box>
            <text:p><text:span text:style-name="T4">3V3/5V</text:span></text:p>
          </draw:text-box>
        </draw:frame>
        <draw:line draw:style-name="gr33" draw:text-style-name="P1" draw:layer="layout" svg:x1="7.5cm" svg:y1="14.9cm" svg:x2="8.4cm" svg:y2="14.9cm">
          <text:p/>
        </draw:line>
        <draw:polyline draw:style-name="gr34" draw:text-style-name="P1" draw:layer="layout" svg:width="0.899cm" svg:height="0.005cm" svg:x="7.5cm" svg:y="15.2cm" svg:viewBox="0 0 900 6" draw:points="900,0 0,0 7,6">
          <text:p/>
        </draw:polyline>
        <draw:frame draw:style-name="gr36" draw:text-style-name="P8" draw:layer="layout" svg:width="0.5cm" svg:height="0.28cm" svg:x="7.707cm" svg:y="14.96cm">
          <draw:text-box>
            <text:p><text:span text:style-name="T6">SCL</text:span></text:p>
          </draw:text-box>
        </draw:frame>
        <draw:frame draw:style-name="gr36" draw:text-style-name="P9" draw:layer="layout" svg:width="0.5cm" svg:height="0.28cm" svg:x="7.707cm" svg:y="14.657cm">
          <draw:text-box>
            <text:p><text:span text:style-name="T7">SDA</text:span></text:p>
          </draw:text-box>
        </draw:frame>
        <draw:rect draw:style-name="gr1" draw:text-style-name="P1" draw:layer="layout" svg:width="0.7cm" svg:height="0.496cm" svg:x="6.807cm" svg:y="14.806cm">
          <text:p/>
        </draw:rect>
        <draw:line draw:style-name="gr35" draw:text-style-name="P1" draw:layer="layout" svg:x1="8.2cm" svg:y1="14.6cm" svg:x2="9.9cm" svg:y2="14.6cm">
          <text:p/>
        </draw:line>
        <draw:line draw:style-name="gr6" draw:text-style-name="P1" draw:layer="layout" svg:x1="9.9cm" svg:y1="14.3cm" svg:x2="8.2cm" svg:y2="14.3cm">
          <text:p/>
        </draw:line>
        <draw:line draw:style-name="gr33" draw:text-style-name="P1" draw:layer="layout" svg:x1="8.4cm" svg:y1="14.9cm" svg:x2="9.9cm" svg:y2="14.9cm">
          <text:p/>
        </draw:line>
        <draw:line draw:style-name="gr34" draw:text-style-name="P1" draw:layer="layout" svg:x1="9.9cm" svg:y1="15.2cm" svg:x2="8.4cm" svg:y2="15.2cm">
          <text:p/>
        </draw:line>
        <draw:line draw:style-name="gr66" draw:text-style-name="P1" draw:layer="layout" svg:x1="4.9cm" svg:y1="6.6cm" svg:x2="4.9cm" svg:y2="12.2cm">
          <text:p/>
        </draw:line>
        <draw:line draw:style-name="gr65" draw:text-style-name="P1" draw:layer="layout" svg:x1="5.1cm" svg:y1="12.2cm" svg:x2="5.1cm" svg:y2="6.6cm">
          <text:p/>
        </draw:line>
        <draw:polyline draw:style-name="gr62" draw:text-style-name="P1" draw:layer="layout" svg:width="8.799cm" svg:height="0.299cm" svg:x="5.5cm" svg:y="6.6cm" svg:viewBox="0 0 8800 300" draw:points="0,0 0,300 8700,300 8700,100 8800,0">
          <text:p/>
        </draw:polyline>
        <draw:polyline draw:style-name="gr63" draw:text-style-name="P1" draw:layer="layout" svg:width="10.799cm" svg:height="0.399cm" svg:x="3.7cm" svg:y="6.6cm" svg:viewBox="0 0 10800 400" draw:points="0,0 0,400 10700,400 10700,100 10800,0">
          <text:p/>
        </draw:polyline>
        <draw:circle draw:style-name="gr86" draw:text-style-name="P1" draw:layer="layout" svg:width="0.1cm" svg:height="0.1cm" svg:x="8.55cm" svg:y="8.45cm">
          <text:p/>
        </draw:circle>
        <draw:frame draw:style-name="gr28" draw:text-style-name="P18" draw:layer="layout" svg:width="1.2cm" svg:height="0.3cm" svg:x="8.1cm" svg:y="11.103cm">
          <draw:text-box>
            <text:p><text:span text:style-name="T16">Entkuppler</text:span></text:p>
          </draw:text-box>
        </draw:frame>
        <draw:frame draw:style-name="gr28" draw:text-style-name="P18" draw:layer="layout" svg:width="1.2cm" svg:height="0.3cm" svg:x="12.3cm" svg:y="11.103cm">
          <draw:text-box>
            <text:p><text:span text:style-name="T16">Fahrstrom 1</text:span></text:p>
          </draw:text-box>
        </draw:frame>
        <draw:g>
          <draw:g>
            <draw:line draw:style-name="gr50" draw:text-style-name="P1" draw:layer="layout" svg:x1="5.695cm" svg:y1="13.395cm" svg:x2="5.695cm" svg:y2="13.085cm">
              <text:p/>
            </draw:line>
            <draw:line draw:style-name="gr46" draw:text-style-name="P1" draw:layer="layout" svg:x1="5.795cm" svg:y1="13.085cm" svg:x2="5.595cm" svg:y2="13.085cm">
              <text:p/>
            </draw:line>
          </draw:g>
          <draw:line draw:style-name="gr51" draw:text-style-name="P1" draw:layer="layout" svg:x1="5.463cm" svg:y1="13.376cm" svg:x2="5.863cm" svg:y2="13.376cm">
            <text:p/>
          </draw:line>
          <draw:circle draw:style-name="gr44" draw:text-style-name="P1" draw:layer="layout" svg:width="0.1cm" svg:height="0.1cm" draw:transform="rotate (1.5707963267946) translate (5.456cm 13.619cm)">
            <text:p/>
          </draw:circle>
          <draw:circle draw:style-name="gr44" draw:text-style-name="P1" draw:layer="layout" svg:width="0.1cm" svg:height="0.1cm" draw:transform="rotate (1.5707963267946) translate (5.756cm 13.619cm)">
            <text:p/>
          </draw:circle>
        </draw:g>
        <draw:frame draw:style-name="gr28" draw:text-style-name="P17" draw:layer="layout" svg:width="1.1cm" svg:height="0.497cm" svg:x="4.5cm" svg:y="14.603cm">
          <draw:text-box>
            <text:p><text:span text:style-name="T4">ESP32</text:span></text:p>
          </draw:text-box>
        </draw:frame>
        <draw:line draw:style-name="gr35" draw:text-style-name="P1" draw:layer="layout" svg:x1="5.8cm" svg:y1="13.6cm" svg:x2="5.8cm" svg:y2="14.1cm">
          <text:p/>
        </draw:line>
        <draw:frame draw:style-name="gr36" draw:text-style-name="P7" draw:layer="layout" svg:width="0.5cm" svg:height="0.28cm" svg:x="5.807cm" svg:y="13.656cm">
          <draw:text-box>
            <text:p><text:span text:style-name="T5">GND</text:span></text:p>
          </draw:text-box>
        </draw:frame>
        <draw:line draw:style-name="gr35" draw:text-style-name="P1" draw:layer="layout" svg:x1="5.5cm" svg:y1="13.6cm" svg:x2="5.5cm" svg:y2="14.1cm">
          <text:p/>
        </draw:line>
        <draw:frame draw:style-name="gr10" draw:text-style-name="P4" draw:layer="layout" svg:width="0.404cm" svg:height="0.3cm" svg:x="5.296cm" svg:y="14.109cm">
          <draw:text-box>
            <text:p><text:span text:style-name="T2">IO19</text:span></text:p>
          </draw:text-box>
        </draw:frame>
        <draw:frame draw:style-name="gr10" draw:text-style-name="P4" draw:layer="layout" svg:width="0.404cm" svg:height="0.3cm" svg:x="4.296cm" svg:y="14.109cm">
          <draw:text-box>
            <text:p><text:span text:style-name="T2">IO18</text:span></text:p>
          </draw:text-box>
        </draw:frame>
        <draw:rect draw:style-name="gr87" draw:text-style-name="P1" draw:layer="layout" svg:width="0.2cm" svg:height="0.5cm" svg:x="4.2cm" svg:y="13.1cm">
          <text:p/>
        </draw:rect>
        <draw:line draw:style-name="gr88" draw:text-style-name="P1" draw:layer="layout" svg:x1="4.3cm" svg:y1="13.2cm" svg:x2="4.3cm" svg:y2="13.5cm">
          <text:p/>
        </draw:line>
        <draw:circle draw:style-name="gr44" draw:text-style-name="P1" draw:layer="layout" svg:width="0.1cm" svg:height="0.1cm" svg:x="4.257cm" svg:y="13.156cm">
          <text:p/>
        </draw:circle>
        <draw:circle draw:style-name="gr44" draw:text-style-name="P1" draw:layer="layout" svg:width="0.1cm" svg:height="0.1cm" svg:x="4.257cm" svg:y="13.456cm">
          <text:p/>
        </draw:circle>
        <draw:frame draw:style-name="gr36" draw:text-style-name="P7" draw:layer="layout" svg:width="0.793cm" svg:height="0.28cm" svg:x="3.307cm" svg:y="13.256cm">
          <draw:text-box>
            <text:p><text:span text:style-name="T5">Jumper</text:span></text:p>
          </draw:text-box>
        </draw:frame>
        <draw:frame draw:style-name="gr36" draw:text-style-name="P7" draw:layer="layout" svg:width="0.793cm" svg:height="0.28cm" svg:x="5.408cm" svg:y="12.756cm">
          <draw:text-box>
            <text:p><text:span text:style-name="T5">Auswahl</text:span></text:p>
          </draw:text-box>
        </draw:frame>
        <draw:frame draw:style-name="gr28" draw:text-style-name="P18" draw:layer="layout" svg:width="0.8cm" svg:height="0.3cm" svg:x="15.5cm" svg:y="10.403cm">
          <draw:text-box>
            <text:p><text:span text:style-name="T16">Weiche</text:span></text:p>
          </draw:text-box>
        </draw:frame>
        <draw:frame draw:style-name="gr10" draw:text-style-name="P4" draw:layer="layout" svg:width="0.5cm" svg:height="0.202cm" svg:x="5.6cm" svg:y="5.8cm">
          <draw:text-box>
            <text:p><text:span text:style-name="T2">NEM 908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7:26:23.93</meta:creation-date>
    <dc:date>2024-06-01T09:19:01.92</dc:date>
    <meta:editing-duration>PT23H31M15S</meta:editing-duration>
    <meta:editing-cycles>162</meta:editing-cycles>
    <meta:generator>OpenOffice/4.1.15$Win32 OpenOffice.org_project/4115m2$Build-9813</meta:generator>
    <meta:print-date>2024-03-16T16:30:06.48</meta:print-date>
    <dc:creator>Karl Hartinger</dc:creator>
    <meta:printed-by>Karl Hartinger</meta:printed-by>
    <meta:document-statistic meta:object-count="505"/>
  </office:meta>
</office:document-meta>
</file>